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office:font-face-decls>
  <office:automatic-styles>
    <style:style style:name="P1" style:parent-style-name="term" style:master-page-name="MP0" style:family="paragraph">
      <style:paragraph-properties fo:break-before="page"/>
    </style:style>
    <style:style style:name="T2" style:parent-style-name="Policepardéfaut" style:family="text">
      <style:text-properties fo:font-style="italic" style:font-style-asian="italic"/>
    </style:style>
    <style:style style:name="P3" style:parent-style-name="term" style:family="paragraph">
      <style:text-properties fo:language="en" fo:country="US"/>
    </style:style>
    <style:style style:name="P4" style:parent-style-name="term" style:family="paragraph">
      <style:text-properties fo:language="en" fo:country="US"/>
    </style:style>
    <style:style style:name="P5" style:parent-style-name="term" style:family="paragraph">
      <style:text-properties fo:language="en" fo:country="US"/>
    </style:style>
    <style:style style:name="P6" style:parent-style-name="term" style:family="paragraph">
      <style:text-properties fo:language="en" fo:country="US"/>
    </style:style>
    <style:style style:name="P7" style:parent-style-name="term" style:family="paragraph">
      <style:text-properties fo:language="en" fo:country="GB"/>
    </style:style>
    <style:style style:name="P8" style:parent-style-name="term" style:family="paragraph">
      <style:text-properties fo:language="en" fo:country="GB"/>
    </style:style>
    <style:style style:name="T9" style:parent-style-name="Policepardéfaut" style:family="text">
      <style:text-properties style:font-name-complex="Times New Roman"/>
    </style:style>
    <style:style style:name="T10" style:parent-style-name="Policepardéfaut" style:family="text">
      <style:text-properties style:font-name-complex="Times New Roman" fo:font-style="italic" style:font-style-asian="italic"/>
    </style:style>
    <style:style style:name="T11" style:parent-style-name="Policepardéfaut" style:family="text">
      <style:text-properties style:font-name-complex="Times New Roman"/>
    </style:style>
    <style:style style:name="T12" style:parent-style-name="Policepardéfaut" style:family="text">
      <style:text-properties style:font-name-complex="Times New Roman"/>
    </style:style>
    <style:style style:name="T13" style:parent-style-name="Policepardéfaut" style:family="text">
      <style:text-properties style:font-name-complex="Times New Roman"/>
    </style:style>
    <style:style style:name="T14" style:parent-style-name="Policepardéfaut" style:family="text">
      <style:text-properties style:font-name-complex="Times New Roman" fo:font-style="italic" style:font-style-asian="italic"/>
    </style:style>
    <style:style style:name="T15" style:parent-style-name="Policepardéfaut" style:family="text">
      <style:text-properties style:font-name-complex="Times New Roman"/>
    </style:style>
    <style:style style:name="T16" style:parent-style-name="Policepardéfaut" style:family="text">
      <style:text-properties style:font-name-complex="Times New Roman" fo:font-weight="bold" style:font-weight-asian="bold"/>
    </style:style>
    <style:style style:name="T17" style:parent-style-name="Policepardéfaut" style:family="text">
      <style:text-properties style:font-name-complex="Times New Roman"/>
    </style:style>
    <style:style style:name="T18" style:parent-style-name="Policepardéfaut" style:family="text">
      <style:text-properties style:font-name-complex="Times New Roman" fo:font-weight="bold" style:font-weight-asian="bold"/>
    </style:style>
    <style:style style:name="T19" style:parent-style-name="Policepardéfaut" style:family="text">
      <style:text-properties style:font-name-complex="Times New Roman"/>
    </style:style>
    <style:style style:name="T20" style:parent-style-name="Policepardéfaut" style:family="text">
      <style:text-properties style:font-name-complex="Times New Roman" fo:font-style="italic" style:font-style-asian="italic"/>
    </style:style>
    <style:style style:name="T21" style:parent-style-name="Policepardéfaut" style:family="text">
      <style:text-properties style:font-name-complex="Times New Roman"/>
    </style:style>
    <style:style style:name="T22" style:parent-style-name="Policepardéfaut" style:family="text">
      <style:text-properties style:font-name-complex="Times New Roman"/>
    </style:style>
    <style:style style:name="T23" style:parent-style-name="Policepardéfaut" style:family="text">
      <style:text-properties style:font-name-complex="Times New Roman"/>
    </style:style>
    <style:style style:name="T24" style:parent-style-name="Policepardéfaut" style:family="text">
      <style:text-properties style:font-name-complex="Times New Roman" fo:font-style="italic" style:font-style-asian="italic"/>
    </style:style>
    <style:style style:name="T25" style:parent-style-name="Policepardéfaut" style:family="text">
      <style:text-properties style:font-name-complex="Times New Roman"/>
    </style:style>
    <style:style style:name="T26" style:parent-style-name="Policepardéfaut" style:family="text">
      <style:text-properties style:font-name-complex="Times New Roman"/>
    </style:style>
    <style:style style:name="T27" style:parent-style-name="Policepardéfaut" style:family="text">
      <style:text-properties style:font-name-complex="Times New Roman" fo:font-style="italic" style:font-style-asian="italic"/>
    </style:style>
    <style:style style:name="T28" style:parent-style-name="Policepardéfaut" style:family="text">
      <style:text-properties style:font-name-complex="Times New Roman"/>
    </style:style>
    <style:style style:name="T29" style:parent-style-name="Policepardéfaut" style:family="text">
      <style:text-properties style:font-name-complex="Times New Roman"/>
    </style:style>
    <style:style style:name="T30" style:parent-style-name="Policepardéfaut" style:family="text">
      <style:text-properties style:font-name-complex="Times New Roman"/>
    </style:style>
    <style:style style:name="P31" style:parent-style-name="term" style:family="paragraph">
      <style:text-properties fo:language="it" fo:country="IT"/>
    </style:style>
    <style:style style:name="P32" style:parent-style-name="term" style:family="paragraph">
      <style:text-properties fo:language="it" fo:country="IT"/>
    </style:style>
    <style:style style:name="T33" style:parent-style-name="Policepardéfaut" style:family="text">
      <style:text-properties style:font-name-complex="Times New Roman"/>
    </style:style>
    <style:style style:name="T34" style:parent-style-name="Policepardéfaut" style:family="text">
      <style:text-properties style:font-name-complex="Times New Roman" fo:font-weight="bold" style:font-weight-asian="bold"/>
    </style:style>
    <style:style style:name="T35" style:parent-style-name="Policepardéfaut" style:family="text">
      <style:text-properties style:font-name-complex="Times New Roman"/>
    </style:style>
    <style:style style:name="T36" style:parent-style-name="Policepardéfaut" style:family="text">
      <style:text-properties style:font-name-complex="Times New Roman"/>
    </style:style>
    <style:style style:name="T37" style:parent-style-name="Policepardéfaut" style:family="text">
      <style:text-properties style:font-name-complex="Times New Roman"/>
    </style:style>
    <style:style style:name="T38" style:parent-style-name="Policepardéfaut" style:family="text">
      <style:text-properties style:font-name-complex="Times New Roman"/>
    </style:style>
    <style:style style:name="T39" style:parent-style-name="Policepardéfaut" style:family="text">
      <style:text-properties style:font-name-complex="Times New Roman"/>
    </style:style>
    <style:style style:name="T40" style:parent-style-name="Policepardéfaut" style:family="text">
      <style:text-properties style:font-name-complex="Times New Roman"/>
    </style:style>
    <style:style style:name="T41" style:parent-style-name="Policepardéfaut" style:family="text">
      <style:text-properties style:font-name-complex="Times New Roman"/>
    </style:style>
    <style:style style:name="T42" style:parent-style-name="Policepardéfaut" style:family="text">
      <style:text-properties style:font-name-complex="Times New Roman" fo:font-style="italic" style:font-style-asian="italic"/>
    </style:style>
    <style:style style:name="T43" style:parent-style-name="Policepardéfaut" style:family="text">
      <style:text-properties style:font-name-complex="Times New Roman"/>
    </style:style>
    <style:style style:name="T44" style:parent-style-name="Policepardéfaut" style:family="text">
      <style:text-properties style:font-name-complex="Times New Roman"/>
    </style:style>
    <style:style style:name="P45" style:parent-style-name="term" style:family="paragraph">
      <style:text-properties fo:language="en" fo:country="GB"/>
    </style:style>
    <style:style style:name="P46" style:parent-style-name="term" style:family="paragraph">
      <style:text-properties fo:language="en" fo:country="GB"/>
    </style:style>
    <style:style style:name="P47" style:parent-style-name="Corpsdetexte" style:family="paragraph">
      <style:text-properties style:font-name-complex="Times New Roman"/>
    </style:style>
    <style:style style:name="T48" style:parent-style-name="Policepardéfaut" style:family="text">
      <style:text-properties style:font-name-complex="Times New Roman"/>
    </style:style>
    <style:style style:name="T49" style:parent-style-name="Policepardéfaut" style:family="text">
      <style:text-properties style:font-name-complex="Times New Roman"/>
    </style:style>
    <style:style style:name="T50" style:parent-style-name="Policepardéfaut" style:family="text">
      <style:text-properties style:font-name-complex="Times New Roman" fo:font-style="italic" style:font-style-asian="italic"/>
    </style:style>
    <style:style style:name="T51" style:parent-style-name="Policepardéfaut" style:family="text">
      <style:text-properties style:font-name-complex="Times New Roman" fo:font-style="italic" style:font-style-asian="italic"/>
    </style:style>
    <style:style style:name="T52" style:parent-style-name="Policepardéfaut" style:family="text">
      <style:text-properties style:font-name-complex="Times New Roman" fo:font-style="italic" style:font-style-asian="italic"/>
    </style:style>
    <style:style style:name="T53" style:parent-style-name="Policepardéfaut" style:family="text">
      <style:text-properties style:font-name-complex="Times New Roman"/>
    </style:style>
    <style:style style:name="T54" style:parent-style-name="Policepardéfaut" style:family="text">
      <style:text-properties style:font-name-complex="Times New Roman"/>
    </style:style>
    <style:style style:name="T55" style:parent-style-name="Policepardéfaut" style:family="text">
      <style:text-properties style:font-name-complex="Times New Roman"/>
    </style:style>
    <style:style style:name="T56" style:parent-style-name="Policepardéfaut" style:family="text">
      <style:text-properties style:font-name-complex="Times New Roman"/>
    </style:style>
    <style:style style:name="T57" style:parent-style-name="Policepardéfaut" style:family="text">
      <style:text-properties style:font-name-complex="Times New Roman" fo:font-style="italic" style:font-style-asian="italic"/>
    </style:style>
    <style:style style:name="T58" style:parent-style-name="Policepardéfaut" style:family="text">
      <style:text-properties style:font-name-complex="Times New Roman"/>
    </style:style>
    <style:style style:name="T59" style:parent-style-name="Policepardéfaut" style:family="text">
      <style:text-properties style:font-name-complex="Times New Roman"/>
    </style:style>
    <style:style style:name="T60" style:parent-style-name="Policepardéfaut" style:family="text">
      <style:text-properties style:font-name-complex="Times New Roman"/>
    </style:style>
    <style:style style:name="T61" style:parent-style-name="Policepardéfaut" style:family="text">
      <style:text-properties style:font-name-complex="Times New Roman"/>
    </style:style>
    <style:style style:name="T62" style:parent-style-name="Policepardéfaut" style:family="text">
      <style:text-properties style:font-name-complex="Times New Roman"/>
    </style:style>
    <style:style style:name="T63" style:parent-style-name="Policepardéfaut" style:family="text">
      <style:text-properties style:font-name-complex="Times New Roman"/>
    </style:style>
    <style:style style:name="T64" style:parent-style-name="Policepardéfaut" style:family="text">
      <style:text-properties style:font-name-complex="Times New Roman"/>
    </style:style>
    <style:style style:name="T65" style:parent-style-name="Policepardéfaut" style:family="text">
      <style:text-properties style:font-name-complex="Times New Roman"/>
    </style:style>
    <style:style style:name="T66" style:parent-style-name="Policepardéfaut" style:family="text">
      <style:text-properties style:font-name-complex="Times New Roman"/>
    </style:style>
    <style:style style:name="T67" style:parent-style-name="Policepardéfaut" style:family="text">
      <style:text-properties style:font-name-complex="Times New Roman"/>
    </style:style>
    <style:style style:name="T68" style:parent-style-name="Policepardéfaut" style:family="text">
      <style:text-properties style:font-name-complex="Times New Roman"/>
    </style:style>
    <style:style style:name="P69" style:parent-style-name="Corpsdetexte" style:family="paragraph">
      <style:text-properties style:font-name-complex="Times New Roman"/>
    </style:style>
    <style:style style:name="T70" style:parent-style-name="Policepardéfaut" style:family="text">
      <style:text-properties fo:language="it" fo:country="IT"/>
    </style:style>
    <style:style style:name="P71" style:parent-style-name="term" style:family="paragraph">
      <style:text-properties fo:language="it" fo:country="IT"/>
    </style:style>
    <style:style style:name="P72" style:parent-style-name="term" style:family="paragraph">
      <style:text-properties fo:language="en" fo:country="GB"/>
    </style:style>
    <style:style style:name="P73" style:parent-style-name="term" style:family="paragraph">
      <style:text-properties fo:language="en" fo:country="GB"/>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weight="bold" style:font-weight-asian="bold"/>
    </style:style>
    <style:style style:name="T81" style:parent-style-name="Policepardéfaut" style:family="text">
      <style:text-properties fo:font-weight="bold" style:font-weight-asian="bold" style:text-position="20.8% 100%"/>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T84" style:parent-style-name="Policepardéfaut" style:family="text">
      <style:text-properties style:font-name-complex="Times New Roman"/>
    </style:style>
    <style:style style:name="T85" style:parent-style-name="Policepardéfaut" style:family="text">
      <style:text-properties style:font-name-complex="Times New Roman"/>
    </style:style>
    <style:style style:name="T86" style:parent-style-name="Policepardéfaut" style:family="text">
      <style:text-properties style:font-name-complex="Times New Roman"/>
    </style:style>
    <style:style style:name="T87" style:parent-style-name="Policepardéfaut" style:family="text">
      <style:text-properties style:font-name-complex="Times New Roman"/>
    </style:style>
    <style:style style:name="T88" style:parent-style-name="Policepardéfaut" style:family="text">
      <style:text-properties style:font-name-complex="Times New Roman"/>
    </style:style>
    <style:style style:name="T89" style:parent-style-name="Policepardéfaut" style:family="text">
      <style:text-properties style:font-name-complex="Times New Roman"/>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style:style>
    <style:style style:name="T93" style:parent-style-name="Policepardéfaut" style:family="text">
      <style:text-properties style:font-name-complex="Times New Roman"/>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style:style>
    <style:style style:name="T96" style:parent-style-name="Policepardéfaut" style:family="text">
      <style:text-properties style:font-name-complex="Times New Roman"/>
    </style:style>
    <style:style style:name="T97" style:parent-style-name="Policepardéfaut" style:family="text">
      <style:text-properties style:font-name-complex="Times New Roman"/>
    </style:style>
    <style:style style:name="T98" style:parent-style-name="Policepardéfaut" style:family="text">
      <style:text-properties style:font-name-complex="Times New Roman"/>
    </style:style>
    <style:style style:name="T99" style:parent-style-name="Policepardéfaut" style:family="text">
      <style:text-properties style:font-name-complex="Times New Roman"/>
    </style:style>
    <style:style style:name="T100" style:parent-style-name="Policepardéfaut" style:family="text">
      <style:text-properties style:font-name-complex="Times New Roman"/>
    </style:style>
    <style:style style:name="T101" style:parent-style-name="Policepardéfaut" style:family="text">
      <style:text-properties style:font-name-complex="Times New Roman"/>
    </style:style>
    <style:style style:name="T102" style:parent-style-name="Policepardéfaut" style:family="text">
      <style:text-properties style:font-name-complex="Times New Roman"/>
    </style:style>
    <style:style style:name="T103" style:parent-style-name="Policepardéfaut" style:family="text">
      <style:text-properties style:font-name-complex="Times New Roman"/>
    </style:style>
    <style:style style:name="T104" style:parent-style-name="Policepardéfaut" style:family="text">
      <style:text-properties style:font-name-complex="Times New Roman"/>
    </style:style>
    <style:style style:name="T105" style:parent-style-name="Policepardéfaut" style:family="text">
      <style:text-properties style:font-name-complex="Times New Roman"/>
    </style:style>
    <style:style style:name="T106" style:parent-style-name="Policepardéfaut" style:family="text">
      <style:text-properties style:font-name-complex="Times New Roman"/>
    </style:style>
    <style:style style:name="T107" style:parent-style-name="Policepardéfaut" style:family="text">
      <style:text-properties style:font-name-complex="Times New Roman"/>
    </style:style>
    <style:style style:name="T108" style:parent-style-name="Policepardéfaut" style:family="text">
      <style:text-properties style:font-name-complex="Times New Roman"/>
    </style:style>
    <style:style style:name="T109" style:parent-style-name="Policepardéfaut" style:family="text">
      <style:text-properties style:font-name-complex="Times New Roman"/>
    </style:style>
    <style:style style:name="T110" style:parent-style-name="Policepardéfaut" style:family="text">
      <style:text-properties style:font-name-complex="Times New Roman"/>
    </style:style>
    <style:style style:name="T111" style:parent-style-name="Policepardéfaut" style:family="text">
      <style:text-properties style:font-name-complex="Times New Roman"/>
    </style:style>
    <style:style style:name="T112" style:parent-style-name="Policepardéfaut" style:family="text">
      <style:text-properties style:font-name-complex="Times New Roman"/>
    </style:style>
    <style:style style:name="T113" style:parent-style-name="Policepardéfaut" style:family="text">
      <style:text-properties style:font-name-complex="Times New Roman"/>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style:style>
    <style:style style:name="T116" style:parent-style-name="Policepardéfaut" style:family="text">
      <style:text-properties style:font-name-complex="Times New Roman"/>
    </style:style>
    <style:style style:name="T117" style:parent-style-name="Policepardéfaut" style:family="text">
      <style:text-properties style:font-name-complex="Times New Roman"/>
    </style:style>
    <style:style style:name="T118" style:parent-style-name="Policepardéfaut" style:family="text">
      <style:text-properties style:font-name-complex="Times New Roman"/>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T121" style:parent-style-name="Policepardéfaut" style:family="text">
      <style:text-properties style:font-name-complex="Times New Roman" fo:font-style="italic" style:font-style-asian="italic"/>
    </style:style>
    <style:style style:name="T122" style:parent-style-name="Policepardéfaut" style:family="text">
      <style:text-properties style:font-name-complex="Times New Roman"/>
    </style:style>
    <style:style style:name="P123" style:parent-style-name="Corpsdetexte" style:family="paragraph">
      <style:text-properties style:font-name-complex="Times New Roman"/>
    </style:style>
    <style:style style:name="T124" style:parent-style-name="Policepardéfaut" style:family="text">
      <style:text-properties style:font-name-complex="Times New Roman"/>
    </style:style>
    <style:style style:name="T125" style:parent-style-name="Policepardéfaut" style:family="text">
      <style:text-properties style:font-name-complex="Times New Roman"/>
    </style:style>
    <style:style style:name="T126" style:parent-style-name="Policepardéfaut" style:family="text">
      <style:text-properties style:font-name-complex="Times New Roman" fo:font-style="italic" style:font-style-asian="italic"/>
    </style:style>
    <style:style style:name="T127" style:parent-style-name="Appelnotedebasdep." style:family="text">
      <style:text-properties style:font-name-complex="Times New Roman"/>
    </style:style>
    <style:style style:name="T128" style:parent-style-name="Policepardéfaut" style:family="text">
      <style:text-properties fo:font-style="italic" style:font-style-asian="italic"/>
    </style:style>
    <style:style style:name="T129" style:parent-style-name="Policepardéfaut" style:family="text">
      <style:text-properties fo:font-variant="small-caps"/>
    </style:style>
    <style:style style:name="T130" style:parent-style-name="Policepardéfaut" style:family="text">
      <style:text-properties fo:font-variant="small-caps"/>
    </style:style>
    <style:style style:name="T131" style:parent-style-name="Policepardéfaut" style:family="text">
      <style:text-properties style:font-name-complex="Times New Roman"/>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style:style>
    <style:style style:name="T135" style:parent-style-name="Policepardéfaut" style:family="text">
      <style:text-properties style:font-name-complex="Times New Roman"/>
    </style:style>
    <style:style style:name="T136" style:parent-style-name="Policepardéfaut" style:family="text">
      <style:text-properties style:font-name-complex="Times New Roman"/>
    </style:style>
    <style:style style:name="T137" style:parent-style-name="Policepardéfaut" style:family="text">
      <style:text-properties style:font-name-complex="Times New Roman"/>
    </style:style>
    <style:style style:name="T138" style:parent-style-name="Policepardéfaut" style:family="text">
      <style:text-properties style:font-name-complex="Times New Roman"/>
    </style:style>
    <style:style style:name="T139" style:parent-style-name="Policepardéfaut" style:family="text">
      <style:text-properties style:font-name-complex="Times New Roman"/>
    </style:style>
    <style:style style:name="T140" style:parent-style-name="Policepardéfaut" style:family="text">
      <style:text-properties style:font-name-complex="Times New Roman"/>
    </style:style>
    <style:style style:name="T141" style:parent-style-name="Policepardéfaut" style:family="text">
      <style:text-properties style:font-name-complex="Times New Roman"/>
    </style:style>
    <style:style style:name="T142" style:parent-style-name="Policepardéfaut" style:family="text">
      <style:text-properties style:font-name-complex="Times New Roman"/>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style:style>
    <style:style style:name="T145" style:parent-style-name="Policepardéfaut" style:family="text">
      <style:text-properties style:font-name-complex="Times New Roman"/>
    </style:style>
    <style:style style:name="T146" style:parent-style-name="Policepardéfaut" style:family="text">
      <style:text-properties style:font-name-complex="Times New Roman"/>
    </style:style>
    <style:style style:name="T147" style:parent-style-name="Policepardéfaut" style:family="text">
      <style:text-properties style:font-name-complex="Times New Roman"/>
    </style:style>
    <style:style style:name="T148" style:parent-style-name="Policepardéfaut" style:family="text">
      <style:text-properties style:font-name-complex="Times New Roman"/>
    </style:style>
    <style:style style:name="T149" style:parent-style-name="Policepardéfaut" style:family="text">
      <style:text-properties style:font-name-complex="Times New Roman"/>
    </style:style>
    <style:style style:name="T150" style:parent-style-name="Policepardéfaut" style:family="text">
      <style:text-properties style:font-name-complex="Times New Roman"/>
    </style:style>
    <style:style style:name="T151" style:parent-style-name="Policepardéfaut" style:family="text">
      <style:text-properties style:font-name-complex="Times New Roman"/>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style:style>
    <style:style style:name="T154" style:parent-style-name="Policepardéfaut" style:family="text">
      <style:text-properties style:font-name-complex="Times New Roman"/>
    </style:style>
    <style:style style:name="T155" style:parent-style-name="Policepardéfaut" style:family="text">
      <style:text-properties style:font-name-complex="Times New Roman"/>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style:style>
    <style:style style:name="T158" style:parent-style-name="Policepardéfaut" style:family="text">
      <style:text-properties style:font-name-complex="Times New Roman"/>
    </style:style>
    <style:style style:name="T159" style:parent-style-name="Policepardéfaut" style:family="text">
      <style:text-properties style:font-name-complex="Times New Roman"/>
    </style:style>
    <style:style style:name="T160" style:parent-style-name="Policepardéfaut" style:family="text">
      <style:text-properties style:font-name-complex="Times New Roman"/>
    </style:style>
    <style:style style:name="T161" style:parent-style-name="Policepardéfaut" style:family="text">
      <style:text-properties style:font-name-complex="Times New Roman"/>
    </style:style>
    <style:style style:name="T162" style:parent-style-name="Policepardéfaut" style:family="text">
      <style:text-properties style:font-name-complex="Times New Roman"/>
    </style:style>
    <style:style style:name="T163" style:parent-style-name="Policepardéfaut" style:family="text">
      <style:text-properties style:font-name-complex="Times New Roman"/>
    </style:style>
    <style:style style:name="T164" style:parent-style-name="Policepardéfaut" style:family="text">
      <style:text-properties style:font-name-complex="Times New Roman"/>
    </style:style>
    <style:style style:name="T165" style:parent-style-name="Policepardéfaut" style:family="text">
      <style:text-properties style:font-name-complex="Times New Roman"/>
    </style:style>
    <style:style style:name="T166" style:parent-style-name="Policepardéfaut" style:family="text">
      <style:text-properties style:font-name-complex="Times New Roman"/>
    </style:style>
    <style:style style:name="T167" style:parent-style-name="Policepardéfaut" style:family="text">
      <style:text-properties style:font-name-complex="Times New Roman"/>
    </style:style>
    <style:style style:name="T168" style:parent-style-name="Policepardéfaut" style:family="text">
      <style:text-properties style:font-name-complex="Times New Roman" fo:font-style="italic" style:font-style-asian="italic"/>
    </style:style>
    <style:style style:name="T169" style:parent-style-name="Policepardéfaut" style:family="text">
      <style:text-properties style:font-name-complex="Times New Roman"/>
    </style:style>
    <style:style style:name="T170" style:parent-style-name="Policepardéfaut" style:family="text">
      <style:text-properties style:font-name-complex="Times New Roman"/>
    </style:style>
    <style:style style:name="T171" style:parent-style-name="Policepardéfaut" style:family="text">
      <style:text-properties style:font-name-complex="Times New Roman"/>
    </style:style>
    <style:style style:name="T172" style:parent-style-name="Policepardéfaut" style:family="text">
      <style:text-properties style:font-name-complex="Times New Roman"/>
    </style:style>
    <style:style style:name="T173" style:parent-style-name="Policepardéfaut" style:family="text">
      <style:text-properties style:font-name-complex="Times New Roman"/>
    </style:style>
    <style:style style:name="T174" style:parent-style-name="Policepardéfaut" style:family="text">
      <style:text-properties style:font-name-complex="Times New Roman"/>
    </style:style>
    <style:style style:name="T175" style:parent-style-name="Policepardéfaut" style:family="text">
      <style:text-properties style:font-name-complex="Times New Roman"/>
    </style:style>
    <style:style style:name="T176" style:parent-style-name="Policepardéfaut" style:family="text">
      <style:text-properties style:font-name-complex="Times New Roman"/>
    </style:style>
    <style:style style:name="T177" style:parent-style-name="Policepardéfaut" style:family="text">
      <style:text-properties style:font-name-complex="Times New Roman"/>
    </style:style>
    <style:style style:name="T178" style:parent-style-name="Policepardéfaut" style:family="text">
      <style:text-properties style:font-name-complex="Times New Roman"/>
    </style:style>
    <style:style style:name="T179" style:parent-style-name="Policepardéfaut" style:family="text">
      <style:text-properties style:font-name-complex="Times New Roman"/>
    </style:style>
    <style:style style:name="T180" style:parent-style-name="Policepardéfaut" style:family="text">
      <style:text-properties style:font-name-complex="Times New Roman" fo:font-style="italic" style:font-style-asian="italic"/>
    </style:style>
    <style:style style:name="T181" style:parent-style-name="Appelnotedebasdep." style:family="text">
      <style:text-properties style:font-name-complex="Times New Roman"/>
    </style:style>
    <style:style style:name="T182" style:parent-style-name="Policepardéfaut" style:family="text">
      <style:text-properties fo:font-style="italic" style:font-style-asian="italic"/>
    </style:style>
    <style:style style:name="T183" style:parent-style-name="Policepardéfaut" style:family="text">
      <style:text-properties style:font-name-complex="Times New Roman"/>
    </style:style>
    <style:style style:name="T184" style:parent-style-name="Policepardéfaut" style:family="text">
      <style:text-properties style:font-name-complex="Times New Roman"/>
    </style:style>
    <style:style style:name="T185" style:parent-style-name="Policepardéfaut" style:family="text">
      <style:text-properties style:font-name-complex="Times New Roman"/>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style:style>
    <style:style style:name="T189" style:parent-style-name="Policepardéfaut" style:family="text">
      <style:text-properties style:font-name-complex="Times New Roman"/>
    </style:style>
    <style:style style:name="T190" style:parent-style-name="Policepardéfaut" style:family="text">
      <style:text-properties style:font-name-complex="Times New Roman" fo:font-style="italic" style:font-style-asian="italic"/>
    </style:style>
    <style:style style:name="T191" style:parent-style-name="Policepardéfaut" style:family="text">
      <style:text-properties style:font-name-complex="Times New Roman"/>
    </style:style>
    <style:style style:name="P192" style:parent-style-name="Corpsdetexte" style:family="paragraph">
      <style:text-properties style:font-name-complex="Times New Roman"/>
    </style:style>
    <style:style style:name="P193" style:parent-style-name="term" style:family="paragraph">
      <style:text-properties fo:language="it" fo:country="IT"/>
    </style:style>
    <style:style style:name="P194" style:parent-style-name="term" style:family="paragraph">
      <style:text-properties fo:language="it" fo:country="IT"/>
    </style:style>
    <style:style style:name="P195" style:parent-style-name="byline" style:family="paragraph">
      <style:text-properties fo:language="it" fo:country="IT"/>
    </style:style>
    <style:style style:name="P196" style:parent-style-name="bibl" style:family="paragraph">
      <style:text-properties fo:language="it" fo:country="IT"/>
    </style:style>
    <style:style style:name="P197" style:parent-style-name="Corpsdetexte" style:family="paragraph">
      <style:text-properties style:font-name-complex="Times New Roman"/>
    </style:style>
    <style:style style:name="T198" style:parent-style-name="Policepardéfaut" style:family="text">
      <style:text-properties style:font-name-complex="Times New Roman"/>
    </style:style>
    <style:style style:name="T199" style:parent-style-name="Policepardéfaut" style:family="text">
      <style:text-properties style:font-name-complex="Times New Roman" fo:font-weight="bold" style:font-weight-asian="bold"/>
    </style:style>
    <style:style style:name="T200" style:parent-style-name="Policepardéfaut" style:family="text">
      <style:text-properties style:font-name-complex="Times New Roman"/>
    </style:style>
    <style:style style:name="T201" style:parent-style-name="Policepardéfaut" style:family="text">
      <style:text-properties style:font-name-complex="Times New Roman" fo:font-style="italic" style:font-style-asian="italic"/>
    </style:style>
    <style:style style:name="T202" style:parent-style-name="Policepardéfaut" style:family="text">
      <style:text-properties style:font-name-complex="Times New Roman"/>
    </style:style>
    <style:style style:name="T203" style:parent-style-name="Policepardéfaut" style:family="text">
      <style:text-properties style:font-name-complex="Times New Roman"/>
    </style:style>
    <style:style style:name="T204" style:parent-style-name="Policepardéfaut" style:family="text">
      <style:text-properties style:font-name-complex="Times New Roman" fo:font-weight="bold" style:font-weight-asian="bold"/>
    </style:style>
    <style:style style:name="T205" style:parent-style-name="Policepardéfaut" style:family="text">
      <style:text-properties style:font-name-complex="Times New Roman"/>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style:style>
    <style:style style:name="T212" style:parent-style-name="Policepardéfaut" style:family="text">
      <style:text-properties style:font-name-complex="Times New Roman" fo:font-style="italic" style:font-style-asian="italic"/>
    </style:style>
    <style:style style:name="T213" style:parent-style-name="Policepardéfaut" style:family="text">
      <style:text-properties style:font-name-complex="Times New Roman"/>
    </style:style>
    <style:style style:name="T214" style:parent-style-name="Policepardéfaut" style:family="text">
      <style:text-properties style:font-name-complex="Times New Roman" fo:font-style="italic" style:font-style-asian="italic"/>
    </style:style>
    <style:style style:name="T215" style:parent-style-name="Policepardéfaut" style:family="text">
      <style:text-properties style:font-name-complex="Times New Roman"/>
    </style:style>
    <style:style style:name="T216" style:parent-style-name="Policepardéfaut" style:family="text">
      <style:text-properties style:font-name-complex="Times New Roman"/>
    </style:style>
    <style:style style:name="T217" style:parent-style-name="Policepardéfaut" style:family="text">
      <style:text-properties style:font-name-complex="Times New Roman" fo:font-style="italic" style:font-style-asian="italic"/>
    </style:style>
    <style:style style:name="T218" style:parent-style-name="Policepardéfaut" style:family="text">
      <style:text-properties style:font-name-complex="Times New Roman"/>
    </style:style>
    <style:style style:name="T219" style:parent-style-name="Policepardéfaut" style:family="text">
      <style:text-properties style:font-name-complex="Times New Roman"/>
    </style:style>
    <style:style style:name="T220" style:parent-style-name="Policepardéfaut" style:family="text">
      <style:text-properties style:font-name-complex="Times New Roman"/>
    </style:style>
    <style:style style:name="T221" style:parent-style-name="Policepardéfaut" style:family="text">
      <style:text-properties style:font-name-complex="Times New Roman" fo:font-weight="bold" style:font-weight-asian="bold"/>
    </style:style>
    <style:style style:name="T222" style:parent-style-name="Policepardéfaut" style:family="text">
      <style:text-properties style:font-name-complex="Times New Roman"/>
    </style:style>
    <style:style style:name="T223" style:parent-style-name="Policepardéfaut" style:family="text">
      <style:text-properties style:font-name-complex="Times New Roman" fo:font-weight="bold" style:font-weight-asian="bold" fo:font-style="italic" style:font-style-asian="italic"/>
    </style:style>
    <style:style style:name="T224" style:parent-style-name="Policepardéfaut" style:family="text">
      <style:text-properties style:font-name-complex="Times New Roman" fo:font-style="italic" style:font-style-asian="italic"/>
    </style:style>
    <style:style style:name="T225" style:parent-style-name="Policepardéfaut" style:family="text">
      <style:text-properties style:font-name-complex="Times New Roman"/>
    </style:style>
    <style:style style:name="T226" style:parent-style-name="Policepardéfaut" style:family="text">
      <style:text-properties style:font-name-complex="Times New Roman" fo:font-weight="bold" style:font-weight-asian="bold"/>
    </style:style>
    <style:style style:name="T227" style:parent-style-name="Policepardéfaut" style:family="text">
      <style:text-properties style:font-name-complex="Times New Roman"/>
    </style:style>
    <style:style style:name="T228" style:parent-style-name="Policepardéfaut" style:family="text">
      <style:text-properties style:font-name-complex="Times New Roman"/>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fo:font-weight="bold" style:font-weight-asian="bold"/>
    </style:style>
    <style:style style:name="T231" style:parent-style-name="Policepardéfaut" style:family="text">
      <style:text-properties style:font-name-complex="Times New Roman"/>
    </style:style>
    <style:style style:name="T232" style:parent-style-name="Policepardéfaut" style:family="text">
      <style:text-properties style:font-name-complex="Times New Roman"/>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fo:font-weight="bold" style:font-weight-asian="bold"/>
    </style:style>
    <style:style style:name="T235" style:parent-style-name="Policepardéfaut" style:family="text">
      <style:text-properties style:font-name-complex="Times New Roman"/>
    </style:style>
    <style:style style:name="P236" style:parent-style-name="Corpsdetexte" style:family="paragraph">
      <style:text-properties style:font-name-complex="Times New Roman"/>
    </style:style>
    <style:style style:name="P237" style:parent-style-name="Corpsdetexte" style:family="paragraph">
      <style:text-properties style:font-name-complex="Times New Roman"/>
    </style:style>
    <style:style style:name="T238" style:parent-style-name="Policepardéfaut" style:family="text">
      <style:text-properties style:font-name-complex="Times New Roman"/>
    </style:style>
    <style:style style:name="T239" style:parent-style-name="Policepardéfaut" style:family="text">
      <style:text-properties style:font-name-complex="Times New Roman" fo:font-weight="bold" style:font-weight-asian="bold"/>
    </style:style>
    <style:style style:name="T240" style:parent-style-name="Policepardéfaut" style:family="text">
      <style:text-properties style:font-name-complex="Times New Roman"/>
    </style:style>
    <style:style style:name="T241" style:parent-style-name="Policepardéfaut" style:family="text">
      <style:text-properties style:font-name-complex="Times New Roman"/>
    </style:style>
    <style:style style:name="T242" style:parent-style-name="Policepardéfaut" style:family="text">
      <style:text-properties style:font-name-complex="Times New Roman"/>
    </style:style>
    <style:style style:name="T243" style:parent-style-name="Policepardéfaut" style:family="text">
      <style:text-properties style:font-name-complex="Times New Roman"/>
    </style:style>
    <style:style style:name="T244" style:parent-style-name="Policepardéfaut" style:family="text">
      <style:text-properties style:font-name-complex="Times New Roman"/>
    </style:style>
    <style:style style:name="T245" style:parent-style-name="Policepardéfaut" style:family="text">
      <style:text-properties style:font-name-complex="Times New Roman" fo:font-variant="small-caps"/>
    </style:style>
    <style:style style:name="T246" style:parent-style-name="Policepardéfaut" style:family="text">
      <style:text-properties style:text-position="super 66.6%"/>
    </style:style>
    <style:style style:name="T247" style:parent-style-name="Policepardéfaut" style:family="text">
      <style:text-properties style:font-name-complex="Times New Roman"/>
    </style:style>
    <style:style style:name="T248" style:parent-style-name="Policepardéfaut" style:family="text">
      <style:text-properties style:font-name-complex="Times New Roman"/>
    </style:style>
    <style:style style:name="T249" style:parent-style-name="Policepardéfaut" style:family="text">
      <style:text-properties style:font-name-complex="Times New Roman"/>
    </style:style>
    <style:style style:name="T250" style:parent-style-name="Policepardéfaut" style:family="text">
      <style:text-properties style:font-name-complex="Times New Roman"/>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style:style>
    <style:style style:name="P256" style:parent-style-name="Corpsdetexte" style:family="paragraph">
      <style:text-properties style:font-name-complex="Times New Roman"/>
    </style:style>
    <style:style style:name="T257" style:parent-style-name="Policepardéfaut" style:family="text">
      <style:text-properties fo:font-style="italic" style:font-style-asian="italic" fo:language="it" fo:country="IT"/>
    </style:style>
    <style:style style:name="T258" style:parent-style-name="Policepardéfaut" style:family="text">
      <style:text-properties fo:language="it" fo:country="IT"/>
    </style:style>
    <style:style style:name="T259" style:parent-style-name="Policepardéfaut" style:family="text">
      <style:text-properties fo:language="it" fo:country="IT"/>
    </style:style>
    <style:style style:name="T260" style:parent-style-name="Policepardéfaut" style:family="text">
      <style:text-properties fo:font-style="italic" style:font-style-asian="italic" fo:language="it" fo:country="IT"/>
    </style:style>
    <style:style style:name="T261" style:parent-style-name="Policepardéfaut" style:family="text">
      <style:text-properties fo:language="it" fo:country="IT"/>
    </style:style>
    <style:style style:name="P262" style:parent-style-name="bibl" style:family="paragraph">
      <style:text-properties fo:language="it" fo:country="IT"/>
    </style:style>
    <style:style style:name="T263" style:parent-style-name="Policepardéfaut" style:family="text">
      <style:text-properties style:font-name-complex="Times New Roman"/>
    </style:style>
    <style:style style:name="T264" style:parent-style-name="Policepardéfaut" style:family="text">
      <style:text-properties style:font-name-complex="Times New Roman"/>
    </style:style>
    <style:style style:name="T265" style:parent-style-name="Policepardéfaut" style:family="text">
      <style:text-properties style:font-name-complex="Times New Roman"/>
    </style:style>
    <style:style style:name="T266" style:parent-style-name="Policepardéfaut" style:family="text">
      <style:text-properties style:font-name-complex="Times New Roman"/>
    </style:style>
    <style:style style:name="T267" style:parent-style-name="Policepardéfaut" style:family="text">
      <style:text-properties style:font-name-complex="Times New Roman"/>
    </style:style>
    <style:style style:name="T268" style:parent-style-name="Policepardéfaut" style:family="text">
      <style:text-properties style:font-name-complex="Times New Roman"/>
    </style:style>
    <style:style style:name="T269" style:parent-style-name="Policepardéfaut" style:family="text">
      <style:text-properties style:font-name-complex="Times New Roman"/>
    </style:style>
    <style:style style:name="T270" style:parent-style-name="Policepardéfaut" style:family="text">
      <style:text-properties style:font-name-complex="Times New Roman"/>
    </style:style>
    <style:style style:name="T271" style:parent-style-name="Policepardéfaut" style:family="text">
      <style:text-properties style:font-name-complex="Times New Roman"/>
    </style:style>
    <style:style style:name="T272" style:parent-style-name="Policepardéfaut" style:family="text">
      <style:text-properties style:font-name-complex="Times New Roman" fo:font-style="italic" style:font-style-asian="italic"/>
    </style:style>
    <style:style style:name="T273" style:parent-style-name="Policepardéfaut" style:family="text">
      <style:text-properties style:font-name-complex="Times New Roman" fo:font-style="italic" style:font-style-asian="italic"/>
    </style:style>
    <style:style style:name="T274" style:parent-style-name="Policepardéfaut" style:family="text">
      <style:text-properties style:font-name-complex="Times New Roman" fo:font-style="italic" style:font-style-asian="italic"/>
    </style:style>
    <style:style style:name="T275" style:parent-style-name="Policepardéfaut" style:family="text">
      <style:text-properties style:font-name-complex="Times New Roman"/>
    </style:style>
    <style:style style:name="T276" style:parent-style-name="Policepardéfaut" style:family="text">
      <style:text-properties style:font-name-complex="Times New Roman"/>
    </style:style>
    <style:style style:name="T277" style:parent-style-name="Policepardéfaut" style:family="text">
      <style:text-properties style:font-name-complex="Times New Roman"/>
    </style:style>
    <style:style style:name="T278" style:parent-style-name="Policepardéfaut" style:family="text">
      <style:text-properties fo:font-style="italic" style:font-style-asian="italic" fo:language="it" fo:country="IT"/>
    </style:style>
    <style:style style:name="T279" style:parent-style-name="Policepardéfaut" style:family="text">
      <style:text-properties fo:language="it" fo:country="IT"/>
    </style:style>
    <style:style style:name="P280" style:parent-style-name="term" style:family="paragraph">
      <style:text-properties fo:language="it" fo:country="IT"/>
    </style:style>
    <style:style style:name="T281" style:parent-style-name="Policepardéfaut" style:family="text">
      <style:text-properties fo:language="it" fo:country="IT"/>
    </style:style>
    <style:style style:name="T282" style:parent-style-name="Policepardéfaut" style:family="text">
      <style:text-properties fo:font-style="italic" style:font-style-asian="italic" fo:language="it" fo:country="IT"/>
    </style:style>
    <style:style style:name="T283" style:parent-style-name="Policepardéfaut" style:family="text">
      <style:text-properties fo:language="it" fo:country="IT"/>
    </style:style>
    <style:style style:name="T284" style:parent-style-name="Policepardéfaut" style:family="text">
      <style:text-properties fo:font-variant="small-caps"/>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style:style>
    <style:style style:name="T287" style:parent-style-name="Policepardéfaut" style:family="text">
      <style:text-properties style:font-name-complex="Times New Roman"/>
    </style:style>
    <style:style style:name="T288" style:parent-style-name="Policepardéfaut" style:family="text">
      <style:text-properties style:font-name-complex="Times New Roman"/>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fo:font-style="italic" style:font-style-asian="italic"/>
    </style:style>
    <style:style style:name="T294" style:parent-style-name="Policepardéfaut" style:family="text">
      <style:text-properties style:font-name-complex="Times New Roman"/>
    </style:style>
    <style:style style:name="T295" style:parent-style-name="Policepardéfaut" style:family="text">
      <style:text-properties style:font-name-complex="Times New Roman" fo:font-style="italic" style:font-style-asian="italic"/>
    </style:style>
    <style:style style:name="T296" style:parent-style-name="Policepardéfaut" style:family="text">
      <style:text-properties style:font-name-complex="Times New Roman"/>
    </style:style>
    <style:style style:name="T297" style:parent-style-name="Policepardéfaut" style:family="text">
      <style:text-properties style:font-name-complex="Times New Roman" fo:font-style="italic" style:font-style-asian="italic"/>
    </style:style>
    <style:style style:name="T298" style:parent-style-name="Policepardéfaut" style:family="text">
      <style:text-properties style:font-name-complex="Times New Roman"/>
    </style:style>
    <style:style style:name="T299" style:parent-style-name="Policepardéfaut" style:family="text">
      <style:text-properties style:font-name-complex="Times New Roman"/>
    </style:style>
    <style:style style:name="T300" style:parent-style-name="Policepardéfaut" style:family="text">
      <style:text-properties style:font-name-complex="Times New Roman"/>
    </style:style>
    <style:style style:name="T301" style:parent-style-name="Policepardéfaut" style:family="text">
      <style:text-properties style:font-name-complex="Times New Roman"/>
    </style:style>
    <style:style style:name="T302" style:parent-style-name="Policepardéfaut" style:family="text">
      <style:text-properties style:font-name-complex="Times New Roman"/>
    </style:style>
    <style:style style:name="T303" style:parent-style-name="Policepardéfaut" style:family="text">
      <style:text-properties style:font-name-complex="Times New Roman"/>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T306" style:parent-style-name="Policepardéfaut" style:family="text">
      <style:text-properties style:font-name-complex="Times New Roman"/>
    </style:style>
    <style:style style:name="T307" style:parent-style-name="Policepardéfaut" style:family="text">
      <style:text-properties style:font-name-complex="Times New Roman"/>
    </style:style>
    <style:style style:name="T308" style:parent-style-name="Policepardéfaut" style:family="text">
      <style:text-properties style:font-name-complex="Times New Roman"/>
    </style:style>
    <style:style style:name="T309" style:parent-style-name="Policepardéfaut" style:family="text">
      <style:text-properties style:font-name-complex="Times New Roman"/>
    </style:style>
    <style:style style:name="T310" style:parent-style-name="Policepardéfaut" style:family="text">
      <style:text-properties style:font-name-complex="Times New Roman"/>
    </style:style>
    <style:style style:name="T311" style:parent-style-name="Policepardéfaut" style:family="text">
      <style:text-properties style:font-name-complex="Times New Roman"/>
    </style:style>
    <style:style style:name="T312" style:parent-style-name="Policepardéfaut" style:family="text">
      <style:text-properties style:font-name-complex="Times New Roman"/>
    </style:style>
    <style:style style:name="T313" style:parent-style-name="Policepardéfaut" style:family="text">
      <style:text-properties style:font-name-complex="Times New Roman"/>
    </style:style>
    <style:style style:name="T314" style:parent-style-name="Policepardéfaut" style:family="text">
      <style:text-properties style:font-name-complex="Times New Roman"/>
    </style:style>
    <style:style style:name="T315" style:parent-style-name="Policepardéfaut" style:family="text">
      <style:text-properties style:font-name-complex="Times New Roman"/>
    </style:style>
    <style:style style:name="T316" style:parent-style-name="Policepardéfaut" style:family="text">
      <style:text-properties style:font-name-complex="Times New Roman"/>
    </style:style>
    <style:style style:name="T317" style:parent-style-name="Policepardéfaut" style:family="text">
      <style:text-properties style:font-name-complex="Times New Roman"/>
    </style:style>
    <style:style style:name="P318" style:parent-style-name="Corpsdetexte" style:family="paragraph">
      <style:text-properties style:font-name-complex="Times New Roman" fo:font-variant="small-caps"/>
    </style:style>
    <style:style style:name="T319" style:parent-style-name="Policepardéfaut" style:family="text">
      <style:text-properties fo:font-variant="small-caps"/>
    </style:style>
    <style:style style:name="P320" style:parent-style-name="Corpsdetexte" style:family="paragraph">
      <style:text-properties style:font-name-complex="Times New Roman"/>
    </style:style>
    <style:style style:name="T321" style:parent-style-name="Policepardéfaut" style:family="text">
      <style:text-properties style:font-name-complex="Times New Roman"/>
    </style:style>
    <style:style style:name="T322" style:parent-style-name="Policepardéfaut" style:family="text">
      <style:text-properties style:font-name-complex="Times New Roman" fo:font-weight="bold" style:font-weight-asian="bold"/>
    </style:style>
    <style:style style:name="T323" style:parent-style-name="Policepardéfaut" style:family="text">
      <style:text-properties style:font-name-complex="Times New Roman"/>
    </style:style>
    <style:style style:name="T324" style:parent-style-name="Policepardéfaut" style:family="text">
      <style:text-properties style:font-name-complex="Times New Roman" fo:font-style="italic" style:font-style-asian="italic"/>
    </style:style>
    <style:style style:name="T325" style:parent-style-name="Policepardéfaut" style:family="text">
      <style:text-properties style:font-name-complex="Times New Roman" fo:font-style="italic" style:font-style-asian="italic"/>
    </style:style>
    <style:style style:name="T326" style:parent-style-name="Policepardéfaut" style:family="text">
      <style:text-properties style:font-name-complex="Times New Roman" fo:font-style="italic" style:font-style-asian="italic"/>
    </style:style>
    <style:style style:name="T327" style:parent-style-name="Policepardéfaut" style:family="text">
      <style:text-properties style:font-name-complex="Times New Roman"/>
    </style:style>
    <style:style style:name="T328" style:parent-style-name="Policepardéfaut" style:family="text">
      <style:text-properties style:font-name-complex="Times New Roman"/>
    </style:style>
    <style:style style:name="T329" style:parent-style-name="Policepardéfaut" style:family="text">
      <style:text-properties style:font-name-complex="Times New Roman" fo:font-weight="bold" style:font-weight-asian="bold"/>
    </style:style>
    <style:style style:name="T330" style:parent-style-name="Policepardéfaut" style:family="text">
      <style:text-properties style:font-name-complex="Times New Roman"/>
    </style:style>
    <style:style style:name="T331" style:parent-style-name="Policepardéfaut" style:family="text">
      <style:text-properties style:font-name-complex="Times New Roman"/>
    </style:style>
    <style:style style:name="T332" style:parent-style-name="Policepardéfaut" style:family="text">
      <style:text-properties style:font-name-complex="Times New Roman"/>
    </style:style>
    <style:style style:name="T333" style:parent-style-name="Policepardéfaut" style:family="text">
      <style:text-properties style:font-name-complex="Times New Roman" fo:font-style="italic" style:font-style-asian="italic"/>
    </style:style>
    <style:style style:name="T334" style:parent-style-name="Policepardéfaut" style:family="text">
      <style:text-properties style:font-name-complex="Times New Roman"/>
    </style:style>
    <style:style style:name="T335" style:parent-style-name="Policepardéfaut" style:family="text">
      <style:text-properties style:font-name-complex="Times New Roman" fo:font-style="italic" style:font-style-asian="italic"/>
    </style:style>
    <style:style style:name="T336" style:parent-style-name="Policepardéfaut" style:family="text">
      <style:text-properties style:font-name-complex="Times New Roman"/>
    </style:style>
    <style:style style:name="T337" style:parent-style-name="Policepardéfaut" style:family="text">
      <style:text-properties style:font-name-complex="Times New Roman" fo:font-style="italic" style:font-style-asian="italic"/>
    </style:style>
    <style:style style:name="T338" style:parent-style-name="Policepardéfaut" style:family="text">
      <style:text-properties style:font-name-complex="Times New Roman"/>
    </style:style>
    <style:style style:name="P339" style:parent-style-name="Corpsdetexte" style:family="paragraph">
      <style:text-properties style:font-name-complex="Times New Roman"/>
    </style:style>
    <style:style style:name="T340" style:parent-style-name="Policepardéfaut" style:family="text">
      <style:text-properties style:font-name-complex="Times New Roman"/>
    </style:style>
    <style:style style:name="T341" style:parent-style-name="Policepardéfaut" style:family="text">
      <style:text-properties style:font-name-complex="Times New Roman"/>
    </style:style>
    <style:style style:name="T342" style:parent-style-name="Policepardéfaut" style:family="text">
      <style:text-properties style:font-name-complex="Times New Roman"/>
    </style:style>
    <style:style style:name="T343" style:parent-style-name="Policepardéfaut" style:family="text">
      <style:text-properties style:font-name-complex="Times New Roman"/>
    </style:style>
    <style:style style:name="T344" style:parent-style-name="Policepardéfaut" style:family="text">
      <style:text-properties style:font-name-complex="Times New Roman"/>
    </style:style>
    <style:style style:name="T345" style:parent-style-name="Policepardéfaut" style:family="text">
      <style:text-properties style:font-name-complex="Times New Roman" fo:font-style="italic" style:font-style-asian="italic"/>
    </style:style>
    <style:style style:name="T346" style:parent-style-name="Policepardéfaut" style:family="text">
      <style:text-properties style:font-name-complex="Times New Roman" fo:font-style="italic" style:font-style-asian="italic"/>
    </style:style>
    <style:style style:name="T347" style:parent-style-name="Policepardéfaut" style:family="text">
      <style:text-properties style:font-name-complex="Times New Roman"/>
    </style:style>
    <style:style style:name="T348" style:parent-style-name="Policepardéfaut" style:family="text">
      <style:text-properties style:font-name-complex="Times New Roman"/>
    </style:style>
    <style:style style:name="T349" style:parent-style-name="Policepardéfaut" style:family="text">
      <style:text-properties style:font-name-complex="Times New Roman"/>
    </style:style>
    <style:style style:name="T350" style:parent-style-name="Policepardéfaut" style:family="text">
      <style:text-properties style:font-name-complex="Times New Roman"/>
    </style:style>
    <style:style style:name="T351" style:parent-style-name="Policepardéfaut" style:family="text">
      <style:text-properties style:font-name-complex="Times New Roman"/>
    </style:style>
    <style:style style:name="T352" style:parent-style-name="Policepardéfaut" style:family="text">
      <style:text-properties style:font-name-complex="Times New Roman"/>
    </style:style>
    <style:style style:name="T353" style:parent-style-name="Policepardéfaut" style:family="text">
      <style:text-properties style:font-name-complex="Times New Roman"/>
    </style:style>
    <style:style style:name="T354" style:parent-style-name="Policepardéfaut" style:family="text">
      <style:text-properties style:font-name-complex="Times New Roman"/>
    </style:style>
    <style:style style:name="T355" style:parent-style-name="Policepardéfaut" style:family="text">
      <style:text-properties style:font-name-complex="Times New Roman"/>
    </style:style>
    <style:style style:name="T356" style:parent-style-name="Policepardéfaut" style:family="text">
      <style:text-properties style:font-name-complex="Times New Roman"/>
    </style:style>
    <style:style style:name="T357" style:parent-style-name="Policepardéfaut" style:family="text">
      <style:text-properties style:font-name-complex="Times New Roman"/>
    </style:style>
    <style:style style:name="T358" style:parent-style-name="Policepardéfaut" style:family="text">
      <style:text-properties style:font-name-complex="Times New Roman"/>
    </style:style>
    <style:style style:name="T359" style:parent-style-name="Policepardéfaut" style:family="text">
      <style:text-properties style:font-name-complex="Times New Roman"/>
    </style:style>
    <style:style style:name="T360" style:parent-style-name="Policepardéfaut" style:family="text">
      <style:text-properties style:font-name-complex="Times New Roman"/>
    </style:style>
    <style:style style:name="T361" style:parent-style-name="Policepardéfaut" style:family="text">
      <style:text-properties style:font-name-complex="Times New Roman"/>
    </style:style>
    <style:style style:name="T362" style:parent-style-name="Policepardéfaut" style:family="text">
      <style:text-properties style:font-name-complex="Times New Roman"/>
    </style:style>
    <style:style style:name="T363" style:parent-style-name="Policepardéfaut" style:family="text">
      <style:text-properties style:font-name-complex="Times New Roman"/>
    </style:style>
    <style:style style:name="T364" style:parent-style-name="Policepardéfaut" style:family="text">
      <style:text-properties style:font-name-complex="Times New Roman"/>
    </style:style>
    <style:style style:name="T365" style:parent-style-name="Policepardéfaut" style:family="text">
      <style:text-properties style:font-name-complex="Times New Roman"/>
    </style:style>
    <style:style style:name="T366" style:parent-style-name="Policepardéfaut" style:family="text">
      <style:text-properties style:font-name-complex="Times New Roman"/>
    </style:style>
    <style:style style:name="T367" style:parent-style-name="Policepardéfaut" style:family="text">
      <style:text-properties style:font-name-complex="Times New Roman"/>
    </style:style>
    <style:style style:name="T368" style:parent-style-name="Policepardéfaut" style:family="text">
      <style:text-properties style:font-name-complex="Times New Roman"/>
    </style:style>
    <style:style style:name="T369" style:parent-style-name="Policepardéfaut" style:family="text">
      <style:text-properties style:font-name-complex="Times New Roman"/>
    </style:style>
    <style:style style:name="T370" style:parent-style-name="Policepardéfaut" style:family="text">
      <style:text-properties style:font-name-complex="Times New Roman"/>
    </style:style>
    <style:style style:name="T371" style:parent-style-name="Policepardéfaut" style:family="text">
      <style:text-properties style:font-name-complex="Times New Roman"/>
    </style:style>
    <style:style style:name="T372" style:parent-style-name="Policepardéfaut" style:family="text">
      <style:text-properties style:font-name-complex="Times New Roman"/>
    </style:style>
    <style:style style:name="T373" style:parent-style-name="Policepardéfaut" style:family="text">
      <style:text-properties style:font-name-complex="Times New Roman"/>
    </style:style>
    <style:style style:name="T374" style:parent-style-name="Policepardéfaut" style:family="text">
      <style:text-properties style:font-name-complex="Times New Roman"/>
    </style:style>
    <style:style style:name="T375" style:parent-style-name="Policepardéfaut" style:family="text">
      <style:text-properties style:font-name-complex="Times New Roman"/>
    </style:style>
    <style:style style:name="T376" style:parent-style-name="Policepardéfaut" style:family="text">
      <style:text-properties style:font-name-complex="Times New Roman"/>
    </style:style>
    <style:style style:name="T377" style:parent-style-name="Policepardéfaut" style:family="text">
      <style:text-properties style:font-name-complex="Times New Roman"/>
    </style:style>
    <style:style style:name="T378" style:parent-style-name="Policepardéfaut" style:family="text">
      <style:text-properties style:font-name-complex="Times New Roman"/>
    </style:style>
    <style:style style:name="T379" style:parent-style-name="Policepardéfaut" style:family="text">
      <style:text-properties style:font-name-complex="Times New Roman"/>
    </style:style>
    <style:style style:name="T380" style:parent-style-name="Policepardéfaut" style:family="text">
      <style:text-properties style:font-name-complex="Times New Roman"/>
    </style:style>
    <style:style style:name="T381" style:parent-style-name="Policepardéfaut" style:family="text">
      <style:text-properties style:font-name-complex="Times New Roman"/>
    </style:style>
    <style:style style:name="T382" style:parent-style-name="Policepardéfaut" style:family="text">
      <style:text-properties style:font-name-complex="Times New Roman"/>
    </style:style>
    <style:style style:name="T383" style:parent-style-name="Policepardéfaut" style:family="text">
      <style:text-properties style:font-name-complex="Times New Roman"/>
    </style:style>
    <style:style style:name="T384" style:parent-style-name="Policepardéfaut" style:family="text">
      <style:text-properties style:font-name-complex="Times New Roman"/>
    </style:style>
    <style:style style:name="T385" style:parent-style-name="Policepardéfaut" style:family="text">
      <style:text-properties style:font-name-complex="Times New Roman"/>
    </style:style>
    <style:style style:name="T386" style:parent-style-name="Policepardéfaut" style:family="text">
      <style:text-properties style:font-name-complex="Times New Roman"/>
    </style:style>
    <style:style style:name="T387" style:parent-style-name="Policepardéfaut" style:family="text">
      <style:text-properties style:font-name-complex="Times New Roman"/>
    </style:style>
  </office:automatic-styles>
  <office:body>
    <office:text text:use-soft-page-breaks="true">
      <text:p text:style-name="P1">title : Articles du<text:s/><text:span text:style-name="T2">Mercure de France</text:span>, année<text:s/>1893</text:p>
      <text:p text:style-name="term">copyeditor : Marguerite Bordry (Relecture)</text:p>
      <text:p text:style-name="term">copyeditor : Éric Thiébaud (OCR,<text:s/>Stylage sémantique)</text:p>
      <text:p text:style-name="P3">idno : http://obvil.sorbonne-universite.site/corpus/mercure-italie/annee-1893.xml</text:p>
      <text:p text:style-name="P4">idno : http://obvil.sorbonne-universite.site/corpus/mercure-italie/annee-1893.html</text:p>
      <text:p text:style-name="P5">idno : http://obvil.sorbonne-universite.site/corpus/mercure-italie/annee-1893.epub</text:p>
      <text:p text:style-name="P6">idno : http://obvil.sorbonne-universite.site/corpus/mercure-italie/annee-1893.txt</text:p>
      <text:p text:style-name="term">date :<text:s/>1893</text:p>
      <text:p text:style-name="term">lang : fre</text:p>
      <text:h text:style-name="Titre1" text:outline-level="1">Tome VII, numéro 37, janvier 1893</text:h>
      <text:h text:style-name="Titre2" text:outline-level="2">Journaux et revues [extrait]</text:h>
      <text:p text:style-name="term">id : article-1893-01_088a</text:p>
      <text:p text:style-name="P7">author : Vallette, Alfred (1858-1935)</text:p>
      <text:p text:style-name="P8">signed : A. V.</text:p>
      <text:p text:style-name="term">section :<text:s/>Journaux et revues</text:p>
      <text:p text:style-name="term">title :<text:s/>Journaux et revues [extrait]</text:p>
      <text:p text:style-name="term">date :<text:s/>1893-01</text:p>
      <text:p text:style-name="term">ref :<text:s/>Tome VII, numéro 37, janvier 1893,<text:s/>p. 87-91 [88]</text:p>
      <text:p text:style-name="byline">A. V. [Alfred Vallette]</text:p>
      <text:p text:style-name="bibl">Tome VII, numéro 37, janvier 1893,<text:s/>p. 87-91 [88].</text:p>
      <text:p text:style-name="Corpsdetexte"><text:span text:style-name="T9">Sous le titre de<text:s/></text:span><text:span text:style-name="T10">Piccoli aforismi</text:span><text:span text:style-name="T11"><text:s/></text:span><text:span text:style-name="T12">M. </text:span><text:span text:style-name="T13">Francesco Accinelli traduit en italien les<text:s/></text:span><text:span text:style-name="T14">Petits aphorismes</text:span><text:span text:style-name="T15"><text:s/>de Louis Dumur. La<text:s/></text:span><text:span text:style-name="T16">Scuola Italiana</text:span><text:span text:style-name="T17"><text:s/>de Gênes et le<text:s/></text:span><text:span text:style-name="T18">Corriere delle Puglie</text:span><text:span text:style-name="T19"><text:s/>de Bari en ont publié déjà des fragments. Dans la<text:s/></text:span><text:span text:style-name="T20">Scuola Italiana,<text:s/></text:span><text:span text:style-name="T21">nous trouvons également le sonnet de Guido Mazzoni</text:span><text:span text:style-name="T22"> :</text:span><text:span text:style-name="T23"><text:s/></text:span><text:span text:style-name="T24">Sul Laghetto di Arqua</text:span><text:span text:style-name="T25">,<text:s/></text:span><text:span text:style-name="T26">dont le<text:s/></text:span><text:span text:style-name="T27">Mercure de France</text:span><text:span text:style-name="T28"><text:s/>a eu l</text:span><text:span text:style-name="T29">’</text:span><text:span text:style-name="T30">an dernier la primeur.</text:span></text:p>
      <text:h text:style-name="Titre2" text:outline-level="2">Journaux et revues [extrait]</text:h>
      <text:p text:style-name="term">id : article-1893-01_088b</text:p>
      <text:p text:style-name="P31">author : Zanoni, Alberto</text:p>
      <text:p text:style-name="P32">author : A. Z. [A. Zanoni]</text:p>
      <text:p text:style-name="term">section :<text:s/>Journaux et revues</text:p>
      <text:p text:style-name="term">title :<text:s/>Journaux et revues [extrait]</text:p>
      <text:p text:style-name="term">date :<text:s/>1893-01</text:p>
      <text:p text:style-name="term">ref :<text:s/>Tome VII, numéro 37, janvier 1893,<text:s/>p. 87-91 [88]</text:p>
      <text:p text:style-name="byline">A. Z. [A. Zanoni]</text:p>
      <text:p text:style-name="bibl">Tome VII, numéro 37, janvier 1893,<text:s/>p. 87-91 [88].</text:p>
      <text:p text:style-name="Corpsdetexte"><text:span text:style-name="T33">La<text:s/></text:span><text:span text:style-name="T34">Scena Illustrata</text:span><text:span text:style-name="T35">, de Florence, est une revue illustrée, d</text:span><text:span text:style-name="T36">’</text:span><text:span text:style-name="T37">un confortable luxe, qui se voue exclusivement, en principe, à l</text:span><text:span text:style-name="T38">’art dramatique, — </text:span><text:span text:style-name="T39">et cela depuis quelque trente ans. Comme le théâtre ita</text:span><text:span text:style-name="T40">lien existe à peu près autant — et même moins </text:span><text:span text:style-name="T41">— que le théâtre fuégien ou congolais, la<text:s/></text:span><text:span text:style-name="T42">Scena Illustrata</text:span><text:span text:style-name="T43"><text:s/>publie des études sur le théâtre chez les anciens et les étrangers,<text:s/></text:span><text:soft-page-break/><text:span text:style-name="T44">des variétés, des pages de littérature, enfin de fort belles gravures sur bois.</text:span></text:p>
      <text:h text:style-name="Titre2" text:outline-level="2">Échos divers et communications [extrait]</text:h>
      <text:p text:style-name="P45">id : article-1893-01_095</text:p>
      <text:p text:style-name="P46">author : S., E.</text:p>
      <text:p text:style-name="term">signed :<text:s/>E. S.</text:p>
      <text:p text:style-name="term">section :<text:s/>Échos divers et communications</text:p>
      <text:p text:style-name="term">title :<text:s/>Échos divers et communications [extrait]</text:p>
      <text:p text:style-name="term">date :<text:s/>1893-01</text:p>
      <text:p text:style-name="term">ref :<text:s/>Tome VII, numéro 37, janvier 1893,<text:s/>p. 93-96 [95]</text:p>
      <text:p text:style-name="byline">E. S.</text:p>
      <text:p text:style-name="bibl">Tome VII, numéro 37, janvier 1893,<text:s/>p. 93-96 [95].</text:p>
      <text:p text:style-name="P47">[…]</text:p>
      <text:p text:style-name="Corpsdetexte"><text:span text:style-name="T48">M. </text:span><text:span text:style-name="T49">Ugo Valcarenghi, qui dirigea feu la<text:s/></text:span><text:span text:style-name="T50">Cronaca d</text:span><text:span text:style-name="T51">’</text:span><text:span text:style-name="T52">Arte</text:span><text:span text:style-name="T53">, a fait à Milan, le 10 </text:span><text:span text:style-name="T54">décembre dernier, une conférence ainsi annoncée</text:span><text:span text:style-name="T55"> :</text:span><text:span text:style-name="T56"><text:s/></text:span><text:span text:style-name="T57">I veri decadenti del arte</text:span><text:span text:style-name="T58">.<text:s/></text:span><text:span text:style-name="T59">M. </text:span><text:span text:style-name="T60">Valcarenghi est un romancier de valeur et fort apprécié en Italie</text:span><text:span text:style-name="T61"> ;</text:span><text:span text:style-name="T62"><text:s/>il a sur l</text:span><text:span text:style-name="T63">’</text:span><text:span text:style-name="T64">art des idées personnelles</text:span><text:span text:style-name="T65"> :</text:span><text:span text:style-name="T66"><text:s/>mais il s en est trop peu souvenu dans sa conférence, à laquelle nous assistions, et il nous semble qu</text:span><text:span text:style-name="T67">’</text:span><text:span text:style-name="T68">il est passé à côté de son sujet.</text:span></text:p>
      <text:p text:style-name="P69">[…]</text:p>
      <text:h text:style-name="Titre1" text:outline-level="1">Tome VII, numéro 40, avril 1893</text:h>
      <text:h text:style-name="Titre2" text:outline-level="2">Littérature italienne.<text:s/><text:line-break/><text:span text:style-name="T70">Note sur Gabriele d’Annunzio</text:span></text:h>
      <text:p text:style-name="P71">id : article-1893-04_374</text:p>
      <text:p text:style-name="P72">author : Gourmont, Remy de (1858-1915)</text:p>
      <text:p text:style-name="P73">signed : R. G.</text:p>
      <text:p text:style-name="term">section :<text:s/>Littérature italienne</text:p>
      <text:p text:style-name="term">title :<text:s/>Note sur Gabriele d’Annunzio</text:p>
      <text:p text:style-name="term">date :<text:s/>1893-04</text:p>
      <text:p text:style-name="term">ref :<text:s/>Tome VII, numéro 40, avril 1893,<text:s/>p. 374-376</text:p>
      <text:p text:style-name="byline">R. G. [Remy de Gourmont].</text:p>
      <text:p text:style-name="bibl">Tome VII, numéro 40, avril 1893,<text:s/>p. 374-376.</text:p>
      <text:p text:style-name="Corpsdetexte">En une étude sur<text:s/>M. d’Annunzio, premières pages de<text:s/><text:span text:style-name="T74">Libri e Teatro</text:span>,<text:s/>M. Luigi Capuana notait, à propos de<text:s/><text:span text:style-name="T75">Il Piacere</text:span> :<text:s/><text:span text:style-name="quote.c">« Le prosateur, dans ce nouveau volume, est tout à fait dominé par le poète ; l’observateur y subit tout le temps la mainmise du coloriste et du styliste ; la vision nette et sincère de la réalité y est voilée par une importune nuée de lyrisme qui</text:span><text:s/><text:span text:style-name="quote.c">impatiente et fatigue. »</text:span><text:s/>M. d’Annunzio est donc un écrivain lyrique et d’un lyrisme assez sensible, puisque<text:s/>M. Capuana, qui n’est pas hostile aux poètes, bien que romancier vériste ou<text:s/><text:soft-page-break/>naturaliste (c’est tout un), en a été choqué, — mais, voyez quel mauvais goût j’avoue et quelle âme malsaine, c’est précisément ce lyrisme un peu brumeux que j’aime en<text:s/>M. d’Annunzio. Le roman ne relève pas d’une autre esthétique que le poème ;<text:s/>le roman originel fut en vers :<text:s/>c’est l’Odyssée, roman d’aventures, c’est l’Énéide, roman de chevalerie ;<text:s/>les premiers romans français étaient, nul ne l’ignore, des poèmes, et ce n’est qu’assez tard qu’on les transposa en prose pour les accommoder à la paresse et à l’ignorance croissantes de lecteurs plus nombreux. De cette origine le roman garde la possibilité d’une certaine noblesse, et tout véritable écrivain, s’il s’en mêle, la lui rendra :<text:s/>à qui voudrait-on faire croire que<text:s/><text:span text:style-name="T76">Don Quichotte</text:span><text:s/>n’est pas un poème, que<text:s/><text:span text:style-name="T77">Pantagruel</text:span><text:s/>n’est pas un poème, que<text:s/><text:span text:style-name="T78">Stello</text:span><text:s/>n’est pas un poème, que<text:s/><text:span text:style-name="T79">Salammbô</text:span><text:s/>n’est pas un poème ?<text:s/>Le roman est un poème ;<text:s/>tout roman qui n’est pas un poème n’existe pas. Naïvement, intuitivement, les anciens rédacteurs du catalogue de la Bibliothèque royale avaient affirmé ces deux aphorismes en classant sous la même rubrique, sous la même lettre, les poèmes et les romans ;<text:s/>ils distinguèrent seulement la prose du vers par l’apposition au primordial Y d’un modeste exposant<text:s/><text:span text:style-name="T80">Y</text:span><text:span text:style-name="T81">2</text:span>. La leçon est claire ;<text:s/>qu’elle soit profitable, — et qu’on renonce à une distinction scandaleuse dont se prévalent un tas d’acéphales pour nous pousser sous les yeux leurs<text:s/><text:span text:style-name="T82">études</text:span>, fruits d’une affligeante<text:s/><text:span text:style-name="T83">documentomanie</text:span>.</text:p>
      <text:p text:style-name="Corpsdetexte"><text:span text:style-name="T84">Mais tout s</text:span><text:span text:style-name="T85">’</text:span><text:span text:style-name="T86">épuise</text:span><text:span text:style-name="T87"> :</text:span><text:span text:style-name="T88"><text:s/>après les Halles, voici l</text:span><text:span text:style-name="T89">’</text:span><text:span text:style-name="T90">Église</text:span><text:span text:style-name="T91"> :<text:s/></text:span><text:span text:style-name="T92">après le bordel, le confessionnal</text:span><text:span text:style-name="T93"> ;</text:span><text:span text:style-name="T94"><text:s/>des romanciers dont le naturalisme se patine d</text:span><text:span text:style-name="T95">’</text:span><text:span text:style-name="T96">hystérie et se verdegrise d</text:span><text:span text:style-name="T97">’</text:span><text:span text:style-name="T98">une couche élémentaire de mysticisme commercial (S</text:span><text:span text:style-name="T99">’</text:span><text:span text:style-name="T100">emploie à froid. — Exiger la signature et la bande intacte), donc — des romanciers vont nous initier, au moyen d</text:span><text:span text:style-name="T101">’</text:span><text:span text:style-name="T102">une intrigue facile à suivre, aux joies du catéchisme de persévérance, au mécanisme des pèlerinages nationaux, à la fabrication des cierges, et sans doute aux mystères parturiaux de la mule du pape, laquelle<text:s/></text:span><text:span text:style-name="T103">« </text:span><text:span text:style-name="T104">porte</text:span><text:span text:style-name="T105"> »</text:span><text:span text:style-name="T106"><text:s/>treize mois, ainsi qu</text:span><text:span text:style-name="T107">’</text:span><text:span text:style-name="T108">on me l</text:span><text:span text:style-name="T109">’</text:span><text:span text:style-name="T110">apprit dans mon enfance. J</text:span><text:span text:style-name="T111">’</text:span><text:span text:style-name="T112">attends ensuite le roman sur la hiérarchie céleste, fortement documenté par la lecture assidue des dictionnaires afférents de l</text:span><text:span text:style-name="T113">’</text:span><text:span text:style-name="T114">excellent abbé Migne (où<text:s/></text:span><text:span text:style-name="T115">M. </text:span><text:span text:style-name="T116">Zola, avec peu de bonheur, s</text:span><text:span text:style-name="T117">’instruisi</text:span><text:span text:style-name="T118">t et s</text:span><text:span text:style-name="T119">’</text:span><text:span text:style-name="T120">édifia pour son<text:s/></text:span><text:span text:style-name="T121">Rêve</text:span><text:span text:style-name="T122">).</text:span></text:p>
      <text:p text:style-name="P123">Là, que cela soit fini et que, l’ère du roman instructif étant close pour quelques lustres, on nous permette de nous amuser à des poèmes.</text:p>
      <text:p text:style-name="Corpsdetexte"><text:span text:style-name="T124">L</text:span><text:span text:style-name="T125">’</text:span><text:span text:style-name="T126">Innocente</text:span><text:span text:style-name="T127"><text:note text:note-class="footnote" text:id="_ftn0"><text:note-citation>1</text:note-citation><text:note-body><text:p text:style-name="Notedebasdepage"><text:s/>L’<text:span text:style-name="T128">Innocente</text:span>, par<text:s/><text:span text:style-name="T129">Gabriele d’Annunzio,<text:s/></text:span>con disegno di G. A. <text:span text:style-name="T130">Sartorio<text:s/></text:span>(Naples, Ferdinando Bideri).</text:p></text:note-body></text:note></text:span><text:span text:style-name="T131"><text:s/>de<text:s/></text:span><text:span text:style-name="T132">M. </text:span><text:span text:style-name="T133">d</text:span><text:span text:style-name="T134">’</text:span><text:span text:style-name="T135">Annunzio, du moins, est une tentative de poème, où la vie nous apparaît doucement ou douloureusement lyrique, synthétisée par un épisode caractéristique. Un homme, fort coupable, lui aussi, envers sa femme, pardonne à la créature qui l</text:span><text:span text:style-name="T136">’</text:span><text:span text:style-name="T137">a trompé,<text:s/></text:span><text:soft-page-break/><text:span text:style-name="T138">mais ne peut pardonner à l</text:span><text:span text:style-name="T139">’</text:span><text:span text:style-name="T140">Innocent dont<text:s/></text:span><text:span text:style-name="T141">elle est la frauduleuse mère, — </text:span><text:span text:style-name="T142">et, avec l</text:span><text:span text:style-name="T143">’</text:span><text:span text:style-name="T144">angoisse de commettre un crime, avec la joie</text:span><text:span text:style-name="T145"><text:s/>de supprimer la tache et l</text:span><text:span text:style-name="T146">’</text:span><text:span text:style-name="T147">obstacle, il tue l</text:span><text:span text:style-name="T148">’</text:span><text:span text:style-name="T149">Innocent. Si le récit de si peu d</text:span><text:span text:style-name="T150">’</text:span><text:span text:style-name="T151">événements emplit près de quatre cents pages, c</text:span><text:span text:style-name="T152">’</text:span><text:span text:style-name="T153">est que l</text:span><text:span text:style-name="T154">’</text:span><text:span text:style-name="T155">auteur avait à dire, en même temps, tout ce que lui suggérait d</text:span><text:span text:style-name="T156">’</text:span><text:span text:style-name="T157">idées adventices cette brève tragédie. Le choix, sans doute, entre ces suggestions aurait pu être plus strict</text:span><text:span text:style-name="T158"> ;</text:span><text:span text:style-name="T159"><text:s/>bien des détails auraient pu être indiqués seulement</text:span><text:span text:style-name="T160"> :</text:span><text:span text:style-name="T161"><text:s/>le livre pêche par abondance, mais ce défaut semble voulu, l</text:span><text:span text:style-name="T162">’</text:span><text:span text:style-name="T163">auteur ayant prouvé maintes fois qu</text:span><text:span text:style-name="T164">’</text:span><text:span text:style-name="T165">il sait se restreindre et se délimiter. Peut-être a-t-il été fâcheusement influencé par la fluidique faconde du Tolstoï de la dernière heure, de l</text:span><text:span text:style-name="T166">’</text:span><text:span text:style-name="T167">insupportable prédicant de la<text:s/></text:span><text:span text:style-name="T168">Sonate à Kreuzer</text:span><text:span text:style-name="T169"> ;</text:span><text:span text:style-name="T170"><text:s/>cette influence, du moins, ne s</text:span><text:span text:style-name="T171">’</text:span><text:span text:style-name="T172">est pas étendue au style, qui ne manque ni d</text:span><text:span text:style-name="T173">’</text:span><text:span text:style-name="T174">art ni de charme dans sa simplicité un peu rigoureuse.</text:span></text:p>
      <text:p text:style-name="Corpsdetexte"><text:span text:style-name="T175">En même temps que ce volume qui sort des limbes le roman néo-italien,<text:s/></text:span><text:span text:style-name="T176">M. </text:span><text:span text:style-name="T177">d</text:span><text:span text:style-name="T178">’</text:span><text:span text:style-name="T179">Annunzio nous a fait parvenir ses agréables<text:s/></text:span><text:span text:style-name="T180">Élégies romaines</text:span><text:span text:style-name="T181"><text:note text:note-class="footnote" text:id="_ftn1"><text:note-citation>2</text:note-citation><text:note-body><text:p text:style-name="Notedebasdepage"><text:s/><text:span text:style-name="T182">Elegie romane</text:span>, 1887-1891 (Bologne, Zanichelli).</text:p></text:note-body></text:note></text:span><text:span text:style-name="T183">, œuvre d</text:span><text:span text:style-name="T184">’</text:span><text:span text:style-name="T185">un poète sûr et précieux. J</text:span><text:span text:style-name="T186">’</text:span><text:span text:style-name="T187">en traduis ceci</text:span><text:span text:style-name="T188"> :</text:span><text:span text:style-name="T189"><text:s/></text:span><text:span text:style-name="T190">Midi</text:span><text:span text:style-name="T191"> :</text:span></text:p>
      <text:p text:style-name="quote.l">« C’était un silence affreux et lugubre ;<text:s/>le plus morne qui sur la terre</text:p>
      <text:p text:style-name="quote.l">Fut jamais. Les tombes toutes semblaient ouvertes,</text:p>
      <text:p text:style-name="quote.l">Sous ce ciel. Rien ne vivait. Nulle apparence</text:p>
      <text:p text:style-name="quote.l">Terrestre n’était, en cette lumière infiniment égale.</text:p>
      <text:p text:style-name="quote.l">Parmi son vaste cloître d’arbres le lac rayonnait,</text:p>
      <text:p text:style-name="quote.l">Sacré, attendant la victime promise.</text:p>
      <text:p text:style-name="quote.l">Soleil, tu étais vraiment au centre du ciel, quand</text:p>
      <text:p text:style-name="quote.l">Je te la promis !<text:s/>Tout était silence. »</text:p>
      <text:p text:style-name="P192">Voici, par une note trop courte,<text:s/>M. d’Annunzio pour la première fois annoncé en France. Je me figure qu’on reparlera de lui, un jour ou l’autre, et même souvent.</text:p>
      <text:h text:style-name="Titre2" text:outline-level="2">Journaux et revues [extrait]</text:h>
      <text:p text:style-name="term">id : article-1893-04_382</text:p>
      <text:p text:style-name="P193">author : Zanoni, Alberto</text:p>
      <text:p text:style-name="P194">author : A. Z. [A. Zanoni]</text:p>
      <text:p text:style-name="term">section :<text:s/>Journaux et revues</text:p>
      <text:p text:style-name="term">title :<text:s/>Journaux et revues [extrait]</text:p>
      <text:p text:style-name="term">date :<text:s/>1893-04</text:p>
      <text:p text:style-name="term">ref :<text:s/>Tome VII, numéro 40, avril 1893,<text:s/>p. 381-382 [382]</text:p>
      <text:p text:style-name="P195">A. Z. [A. Zanoni]</text:p>
      <text:p text:style-name="P196">Tome VII, numéro 40, avril 1893, p. 381-382 [382].</text:p>
      <text:p text:style-name="P197">[…]</text:p>
      <text:soft-page-break/>
      <text:p text:style-name="Corpsdetexte"><text:span text:style-name="T198">La<text:s/></text:span><text:span text:style-name="T199">Gazzetta Letteraria</text:span><text:span text:style-name="T200"><text:s/>a publié récemment une fort bonne étude, avec documents nouveaux, de Rodolfo Renier sur<text:s/></text:span><text:span text:style-name="T201">Salvatore Rosa</text:span><text:span text:style-name="T202">.</text:span></text:p>
      <text:p text:style-name="Corpsdetexte"><text:span text:style-name="T203">Le numéro de la<text:s/></text:span><text:span text:style-name="T204">Vita Moderna<text:s/></text:span><text:span text:style-name="T205">du 12 février, doublé pour la circonstance, est entièrement consacré à Verdi</text:span><text:span text:style-name="T206"> :</text:span><text:span text:style-name="T207"><text:s/>études sur le musicien, sur l</text:span><text:span text:style-name="T208">’</text:span><text:span text:style-name="T209">homme, autographes inédits, portraits caricatures</text:span><text:span text:style-name="T210"> ;</text:span><text:span text:style-name="T211"><text:s/>puis des articles tels que le<text:s/></text:span><text:span text:style-name="T212">Type shakespearien de Fastaff</text:span><text:span text:style-name="T213">, par Domenico Oliva,<text:s/></text:span><text:span text:style-name="T214">Verdi et Wagner</text:span><text:span text:style-name="T215"> ;</text:span><text:span text:style-name="T216"><text:s/></text:span><text:span text:style-name="T217">une soirée à Dresde</text:span><text:span text:style-name="T218">, par Ryno Le </text:span><text:span text:style-name="T219">Clerc, etc.</text:span></text:p>
      <text:p text:style-name="Corpsdetexte"><text:span text:style-name="T220">La<text:s/></text:span><text:span text:style-name="T221">Critica sociale<text:s/></text:span><text:span text:style-name="T222">vient de clore par un quatrième article ses études sur<text:s/></text:span><text:span text:style-name="T223">La lutte des classes en Angleterre</text:span><text:span text:style-name="T224">.</text:span></text:p>
      <text:p text:style-name="Corpsdetexte"><text:span text:style-name="T225">Nous avons reçu<text:s/></text:span><text:span text:style-name="T226">Cuore ed Arte</text:span><text:span text:style-name="T227">, de Gênes</text:span><text:span text:style-name="T228"> ;</text:span><text:span text:style-name="T229"><text:s/>la<text:s/></text:span><text:span text:style-name="T230">Tavola Rotonda</text:span><text:span text:style-name="T231">, de Naples</text:span><text:span text:style-name="T232"> ;</text:span><text:span text:style-name="T233"><text:s/></text:span><text:span text:style-name="T234">Cronaca Nova</text:span><text:span text:style-name="T235">, nouvelle revue sicilienne.</text:span></text:p>
      <text:p text:style-name="P236">[…]</text:p>
      <text:h text:style-name="Titre2" text:outline-level="2">Choses d’art [extrait]</text:h>
      <text:p text:style-name="term">id : article-1893-04_383</text:p>
      <text:p text:style-name="term">author :<text:s/>Gourmont, Remy de (1858-1915)</text:p>
      <text:p text:style-name="term">signed : R. G.</text:p>
      <text:p text:style-name="term">section :<text:s/>Choses d’art</text:p>
      <text:p text:style-name="term">title :<text:s/>Choses d’art [extrait]</text:p>
      <text:p text:style-name="term">date :<text:s/>1893-04</text:p>
      <text:p text:style-name="term">ref :<text:s/>Tome VII, numéro 40, avril 1893,<text:s/>p. 382-384 [383]</text:p>
      <text:p text:style-name="byline">R. G. [Remy de Gourmont].</text:p>
      <text:p text:style-name="bibl">Tome VII, numéro 40, avril 1893,<text:s/>p. 382-384 [383].</text:p>
      <text:p text:style-name="P237">[…]</text:p>
      <text:p text:style-name="Corpsdetexte"><text:span text:style-name="T238">Au<text:s/></text:span><text:span text:style-name="T239">Louvre</text:span><text:span text:style-name="T240"> : n</text:span><text:span text:style-name="T241">ouvelle acquisition</text:span><text:span text:style-name="T242"> :</text:span><text:span text:style-name="T243"><text:s/>une</text:span><text:span text:style-name="T244"><text:s/>peinture, école italienne du<text:s/></text:span><text:span text:style-name="T245">xv</text:span><text:span text:style-name="T246">e</text:span><text:span text:style-name="T247"> siècle, portrait de jeune femme attribué à Vittore Pisano, peintre, sculpteur et médailleur. Les œuvres de cet artiste sont fort rares</text:span><text:span text:style-name="T248"> :</text:span><text:span text:style-name="T249"><text:s/>le Louvre ne possédait de lui que quelques dessins. Ce portrait semble représenter l</text:span><text:span text:style-name="T250">’</text:span><text:span text:style-name="T251">une des deux femmes de Lionel d</text:span><text:span text:style-name="T252">’</text:span><text:span text:style-name="T253">Este, duc de Ferrare, une pâle tête aux cheveux blonds relevés qui se profile sur un fond de ciel et de fleurs, œillets et ancolies</text:span><text:span text:style-name="T254"> ;</text:span><text:span text:style-name="T255"><text:s/>tout autour, des vols de papillons.</text:span></text:p>
      <text:p text:style-name="P256">[…]</text:p>
      <text:soft-page-break/>
      <text:h text:style-name="Titre1" text:outline-level="1">Tome VIII, numéro 41, mai 1893</text:h>
      <text:h text:style-name="Titre2" text:outline-level="2">Les Livres.<text:s/><text:line-break/><text:span text:style-name="T257">Distruzione ed altri Racconti</text:span><text:span text:style-name="T258">, par Ugo Valcarenghi (Milan, libreria editrice Galli)</text:span></text:h>
      <text:p text:style-name="term">id : article-1893-05_082</text:p>
      <text:p text:style-name="term">author :<text:s/>Gourmont, Remy de (1858-1915)</text:p>
      <text:p text:style-name="term">signed : R. G.</text:p>
      <text:p text:style-name="term">section :<text:s/>Les Livres</text:p>
      <text:p text:style-name="term"><text:span text:style-name="T259">title :<text:s/></text:span><text:span text:style-name="T260">Distruzione ed altri Racconti</text:span><text:span text:style-name="T261">, par Ugo Valcarenghi (Milan, libreria editrice Galli)</text:span></text:p>
      <text:p text:style-name="term">date :<text:s/>1893-05</text:p>
      <text:p text:style-name="term">ref :<text:s/>Tome VIII, numéro 41, mai 1893,<text:s/>p. 80-88 [82]</text:p>
      <text:p text:style-name="byline">R. G. [Remy de Gourmont].</text:p>
      <text:p text:style-name="P262">Tome VIII, numéro 40, mai 1893, p. 80-88 [82].</text:p>
      <text:p text:style-name="Corpsdetexte"><text:span text:style-name="T263">Le récit qui donne son titre au volume est un agréable petit roman d</text:span><text:span text:style-name="T264">’</text:span><text:span text:style-name="T265">un naturalisme assez discret, avec assez de psychologie pour qu</text:span><text:span text:style-name="T266">’</text:span><text:span text:style-name="T267">on puisse le tenir pour une œuvre distinguée. Le style est bien un peu lâché, ou, du moins, la phrase est trop uniforme et trop ca</text:span><text:span text:style-name="T268">lquée sur la phrase française — </text:span><text:span text:style-name="T269">la phrase courante et typ</text:span><text:span text:style-name="T270">e des Bourget et des Maupassant </text:span><text:span text:style-name="T271">— mais enfin ce petit roman peut se lire. Il avait été remarqué, déjà, dans la<text:s/></text:span><text:span text:style-name="T272">Cronaca d</text:span><text:span text:style-name="T273">’</text:span><text:span text:style-name="T274">Arte</text:span><text:span text:style-name="T275">, que l</text:span><text:span text:style-name="T276">’</text:span><text:span text:style-name="T277">auteur dirigeait alors avec soin et qui a malheureusement disparu.</text:span></text:p>
      <text:h text:style-name="Titre1" text:outline-level="1"><text:bookmark-start text:name="bookmark1"/><text:bookmark-end text:name="bookmark1"/>Tome IX, numéro 48, décembre 1893</text:h>
      <text:h text:style-name="Titre2" text:outline-level="2">Les Livres.<text:s/><text:line-break/><text:span text:style-name="T278">Atlantide</text:span><text:span text:style-name="T279">, Poema di Mario Rapisardi (Catane, Niccolo Giannotta)</text:span></text:h>
      <text:p text:style-name="term">id : article-1893-12_364</text:p>
      <text:p text:style-name="term">author :<text:s/>Gourmont, Remy de (1858-1915)</text:p>
      <text:p text:style-name="term">signed :<text:s/>R. de Gourmont</text:p>
      <text:p text:style-name="P280">section : Les Livres</text:p>
      <text:p text:style-name="term"><text:span text:style-name="T281">title :<text:s/></text:span><text:span text:style-name="T282">Atlantide</text:span><text:span text:style-name="T283">, Poema di Mario Rapisardi (Catane, Niccolo Giannotta)</text:span></text:p>
      <text:p text:style-name="term">date :<text:s/>1893-12</text:p>
      <text:p text:style-name="term">ref :<text:s/>Tome IX, numéro 48, décembre 1893,<text:s/>p. 360-368 [364]</text:p>
      <text:p text:style-name="byline"><text:span text:style-name="T284">R. de Gourmont</text:span>.</text:p>
      <text:p text:style-name="bibl">Tome IX, numéro 48, décembre 1893,<text:s/>p. 360-368 [364].</text:p>
      <text:p text:style-name="Corpsdetexte"><text:span text:style-name="T285">M. </text:span><text:span text:style-name="T286">Rapisardi est un poète malheureux et qui vient d</text:span><text:span text:style-name="T287">’</text:span><text:span text:style-name="T288">aggraver son infortune. Jadis Carducci, qui voyait en lui un rival, lui fit une guerre cruelle, et voilà qu</text:span><text:span text:style-name="T289">’</text:span><text:span text:style-name="T290">après</text:span><text:span text:style-name="T291">,</text:span><text:span text:style-name="T292"><text:s/>des poèmes tels que<text:s/></text:span><text:span text:style-name="T293">Giobbe</text:span><text:span text:style-name="T294"><text:s/>et<text:s/></text:span><text:span text:style-name="T295">Lucifero</text:span><text:span text:style-name="T296"><text:s/>(admirés de certains), il justifie par cette<text:s/></text:span><text:span text:style-name="T297">Atlantide</text:span><text:span text:style-name="T298"><text:s/>l</text:span><text:span text:style-name="T299">’attitude de ses ennemis</text:span><text:span text:style-name="T300">. Ce poème devait être, selon l</text:span><text:span text:style-name="T301">’</text:span><text:span text:style-name="T302">auteur lui-même, une<text:s/></text:span><text:span text:style-name="T303">« </text:span><text:span text:style-name="T304">satire lyrique</text:span><text:span text:style-name="T305"> »</text:span><text:span text:style-name="T306"><text:s/>des mœurs contemporaines</text:span><text:span text:style-name="T307"> ;</text:span><text:span text:style-name="T308"><text:s/>un tel genre de poème n</text:span><text:span text:style-name="T309">’</text:span><text:span text:style-name="T310">est pas inconnu dans la littérature italienne, et Dante en donna un exemplaire qui passe pour estimable.<text:s/></text:span><text:span text:style-name="T311">M. </text:span><text:span text:style-name="T312">Rapisardi l</text:span><text:span text:style-name="T313">’</text:span><text:span text:style-name="T314">a pris sur un ton<text:s/></text:span><text:soft-page-break/><text:span text:style-name="T315">moins élevé, se bornant à rimer, trop richement, de lourdes railleries contre les carducciens, contre les femmes de lettres, etc., le tout orné d</text:span><text:span text:style-name="T316">’</text:span><text:span text:style-name="T317">invocations à Darwin, à la Justice, à la Loi, au Soleil, à Trieste, etc.</text:span></text:p>
      <text:p text:style-name="P318">R. de Gourmont.</text:p>
      <text:h text:style-name="Titre2" text:outline-level="2">Journaux et revues [extrait]</text:h>
      <text:p text:style-name="term">id : article-1893-12_368</text:p>
      <text:p text:style-name="term">author :<text:s/>Gourmont, Remy de (1858-1915)</text:p>
      <text:p text:style-name="term">signed :<text:s/>Remy de Gourmont</text:p>
      <text:p text:style-name="term">section :<text:s/>Journaux et revues [extrait]</text:p>
      <text:p text:style-name="term">title :<text:s/>Journaux et revues [extrait]</text:p>
      <text:p text:style-name="term">date :<text:s/>1893-12</text:p>
      <text:p text:style-name="term">ref :<text:s/>Tome IX, numéro 48, décembre 1893,<text:s/>p. 368-370 [368-369]</text:p>
      <text:p text:style-name="byline"><text:span text:style-name="T319">Remy de Gourmont</text:span>.</text:p>
      <text:p text:style-name="bibl">Tome IX, numéro 48, décembre 1893,<text:s/>p. 368-370 [368-369].</text:p>
      <text:p text:style-name="P320">[…]</text:p>
      <text:p text:style-name="Corpsdetexte"><text:span text:style-name="T321">Dans la<text:s/></text:span><text:span text:style-name="T322">Gazetta Letteraria</text:span><text:span text:style-name="T323">, on lira volontiers les<text:s/></text:span><text:span text:style-name="T324">Souvenirs d</text:span><text:span text:style-name="T325">’</text:span><text:span text:style-name="T326">enfance et de jeunesse</text:span><text:span text:style-name="T327"><text:s/>de Luigi Capuana.</text:span></text:p>
      <text:p text:style-name="Corpsdetexte"><text:span text:style-name="T328">La<text:s/></text:span><text:span text:style-name="T329">Vita Moderna</text:span><text:span text:style-name="T330"><text:s/>nous apprend, que<text:s/></text:span><text:span text:style-name="T331">M. </text:span><text:span text:style-name="T332">Riccardo Sonzogno vient de traduire, pour la première fois, les<text:s/></text:span><text:span text:style-name="T333">Fleurs du</text:span><text:span text:style-name="T334"><text:s/></text:span><text:span text:style-name="T335">mal</text:span><text:span text:style-name="T336">. On ne connaissait encore, en italien, que les<text:s/></text:span><text:span text:style-name="T337">Poèmes en prose</text:span><text:span text:style-name="T338"><text:s/>que Ragusa Moleti avait traduits, puis imités.</text:span></text:p>
      <text:p text:style-name="P339">Il ne faudrait pas croire que les poètes italiens aient attendu le bon vouloir de Sonzogno pour lire et même pour démarquer les vers de Baudelaire. Tandis que certains, comme Gabriele d’Annunzio, sans imiter Baudelaire, l’étudiaient et s’imprégnaient de son esprit, de plus hardis le pillaient tout bonnement, tels Emilio Praga, Olindo Guerrini, Stecchetti, ces deux derniers, il est vrai, de seconde, et même de troisième main. On ne peut pas dire, cependant, que l’influence de Baudelaire ait été bien appréciable en Italie, car, mis à part un Carducci ou un d’Annunzio, les baudelairiens italiens furent, sont et probablement seront d’une grande médiocrité.</text:p>
      <text:p text:style-name="Corpsdetexte"><text:span text:style-name="T340">La même revue a publié un article à signaler pour son incohérence. C</text:span><text:span text:style-name="T341">’</text:span><text:span text:style-name="T342">est intitulé</text:span><text:span text:style-name="T343"> :</text:span><text:span text:style-name="T344"><text:s/></text:span><text:span text:style-name="T345">La Poésie française contempo</text:span><text:span text:style-name="T346">raine. Les Symbolistes dans leurs œuvres</text:span><text:span text:style-name="T347">. On y nomme pêle-mêle, parmi les symbolistes, Haraucourt et Henri de Régnier, René Ghil et Rimbaud</text:span><text:span text:style-name="T348"> ;</text:span><text:span text:style-name="T349"><text:s/>on y lit</text:span><text:span text:style-name="T350"> :</text:span><text:span text:style-name="T351"><text:s/></text:span><text:span text:style-name="quote.c">« Haraucourt et Rimbaud sont plus délicats, plus poètes… »</text:span><text:span text:style-name="T352"> ;</text:span><text:span text:style-name="T353"><text:s/>on y apprend que<text:s/></text:span><text:span text:style-name="T354">M. de </text:span><text:span text:style-name="T355">Régnier<text:s/></text:span><text:span text:style-name="quote.c">« pourrait bien être le continuateur de Laforgue »</text:span><text:span text:style-name="T356">. L</text:span><text:span text:style-name="T357">’</text:span><text:span text:style-name="T358">auteur de cette timbale milanaise trouve que le mouvement poétique actuel en France est<text:s/></text:span><text:span text:style-name="quote.c">« bien complexe »</text:span><text:span text:style-name="T359"> :</text:span><text:span text:style-name="T360"><text:s/>c</text:span><text:span text:style-name="T361">’</text:span><text:span text:style-name="T362">est sans doute une<text:s/></text:span><text:soft-page-break/><text:span text:style-name="T363">façon de s</text:span><text:span text:style-name="T364">’</text:span><text:span text:style-name="T365">excuser de n</text:span><text:span text:style-name="T366">’</text:span><text:span text:style-name="T367">y avoir rien compris.</text:span></text:p>
      <text:p text:style-name="Corpsdetexte"><text:span text:style-name="T368">L</text:span><text:span text:style-name="T369">’</text:span><text:span text:style-name="T370">Italie semble en être arrivée à ce degré de décadence littéraire et même intellectuelle où un peuple, ne produisant plus rien, est devenu par surcroît incapable de comprendre les productions des autres peuples</text:span><text:span text:style-name="T371"> ;</text:span><text:span text:style-name="T372"><text:s/>à l</text:span><text:span text:style-name="T373">’</text:span><text:span text:style-name="T374">incapacité se joint la paresse. Et quel style</text:span><text:span text:style-name="T375"> !</text:span><text:span text:style-name="T376"><text:s/>un perpétuel décalque du français</text:span><text:span text:style-name="T377"> :</text:span><text:span text:style-name="T378"><text:s/>on pourrait traduire en français l</text:span><text:span text:style-name="T379">’</text:span><text:span text:style-name="T380">italien moderne mot pour mot et<text:s/></text:span><text:span text:style-name="T381">« </text:span><text:span text:style-name="T382">mot sous mot</text:span><text:span text:style-name="T383"> »</text:span><text:span text:style-name="T384">, on obtiendrait toujours une</text:span><text:span text:style-name="T385"><text:s/></text:span><text:span text:style-name="T386">phrase française, mais une phra</text:span><text:span text:style-name="T387">se courante, une phrase bana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Corpsdetexte" style:display-name="Corps de texte" style:family="paragraph" style:parent-style-name="Normal">
      <style:paragraph-properties fo:widows="0" fo:orphans="0" fo:text-align="justify" fo:margin-bottom="0.0833in" fo:line-height="150%" fo:text-indent="0.1666in"/>
      <style:text-properties style:font-name="Times New Roman" style:font-name-asian="SimSun" style:font-name-complex="Mangal" fo:font-size="12pt" style:font-size-asian="12pt" style:font-size-complex="12pt" style:language-asian="zh" style:country-asian="CN" style:language-complex="hi" style:country-complex="IN"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quote.c" style:display-name="&lt;quote.c&gt;" style:family="text" style:parent-style-name="Policepardéfaut">
      <style:text-properties fo:color="#0070C0"/>
    </style:style>
    <style:style style:name="Notedebasdepage" style:display-name="Note de bas de page" style:family="paragraph" style:parent-style-name="Normal">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zh" style:country-asian="CN"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font-size="11pt" style:font-size-asian="11pt"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Appelnotedebasdep." style:display-name="Appel note de bas de p." style:family="text" style:parent-style-name="Policepardéfaut">
      <style:text-properties style:text-position="super 63.6%"/>
    </style:style>
    <style:style style:name="term" style:display-name="term" style:family="paragraph" style:parent-style-name="Normal">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7T14:26:00Z</meta:creation-date>
    <dc:date>2018-12-17T14:26:00Z</dc:date>
    <meta:template xlink:href="Normal.dotm" xlink:type="simple"/>
    <meta:editing-cycles>2</meta:editing-cycles>
    <meta:editing-duration>PT0S</meta:editing-duration>
    <meta:document-statistic meta:page-count="8" meta:paragraph-count="28" meta:word-count="2219" meta:character-count="14397" meta:row-count="101" meta:non-whitespace-character-count="12206"/>
  </office:meta>
</office:document-meta>
</file>